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ans" svg:font-family="OpenSans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55555" style:font-name="Arial1"/>
    </style:style>
    <style:style style:name="P2" style:family="paragraph" style:parent-style-name="Text_20_body">
      <style:paragraph-properties fo:line-height="115%"/>
      <style:text-properties fo:color="#555555" style:font-name="Arial1" fo:font-size="13pt"/>
    </style:style>
    <style:style style:name="P3" style:family="paragraph" style:parent-style-name="Text_20_body">
      <style:text-properties fo:font-weight="bold" fo:background-color="#ffff99" style:font-weight-asian="bold" style:font-weight-complex="bold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>
      <style:paragraph-properties fo:margin-top="0in" fo:margin-bottom="0in" style:line-height-at-least="0.2083in"/>
    </style:style>
    <style:style style:name="P7" style:family="paragraph" style:parent-style-name="Text_20_body">
      <style:paragraph-properties fo:margin-top="0in" fo:margin-bottom="0in"/>
      <style:text-properties fo:font-weight="bold" fo:background-color="#ffff99" style:font-weight-asian="bold" style:font-weight-complex="bold"/>
    </style:style>
    <style:style style:name="P8" style:family="paragraph" style:parent-style-name="Text_20_body">
      <style:paragraph-properties fo:margin-top="0in" fo:margin-bottom="0in" style:line-height-at-least="0.2083in"/>
      <style:text-properties fo:font-weight="bold" fo:background-color="#ffff99" style:font-weight-asian="bold" style:font-weight-complex="bold"/>
    </style:style>
    <style:style style:name="P9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/>
      <style:text-properties fo:font-weight="bold" fo:background-color="#ffff00" style:font-weight-asian="bold" style:font-weight-complex="bold"/>
    </style:style>
    <style:style style:name="P11" style:family="paragraph" style:parent-style-name="Text_20_body">
      <style:paragraph-properties fo:margin-top="0in" fo:margin-bottom="0in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/>
      <style:text-properties fo:font-weight="normal" fo:background-color="#ffffff" style:font-weight-asian="normal" style:font-weight-complex="normal"/>
    </style:style>
    <style:style style:name="P13" style:family="paragraph" style:parent-style-name="Text_20_body">
      <style:paragraph-properties fo:margin-left="1in" fo:margin-right="0in" fo:text-indent="0in" style:auto-text-indent="false"/>
    </style:style>
    <style:style style:name="P14" style:family="paragraph" style:parent-style-name="Text_20_body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OpenSans" fo:font-size="9.75pt" fo:letter-spacing="normal" fo:font-style="normal" fo:font-weight="normal"/>
    </style:style>
    <style:style style:name="P15" style:family="paragraph" style:parent-style-name="Text_20_body">
      <style:paragraph-properties fo:margin-left="0.4902in" fo:margin-right="0in" fo:margin-top="0in" fo:margin-bottom="0in" fo:text-indent="0in" style:auto-text-indent="false"/>
    </style:style>
    <style:style style:name="P16" style:family="paragraph" style:parent-style-name="Text_20_body">
      <style:paragraph-properties fo:margin-left="0.9799in" fo:margin-right="0in" fo:margin-top="0in" fo:margin-bottom="0in" fo:text-indent="0in" style:auto-text-indent="false"/>
    </style:style>
    <style:style style:name="P17" style:family="paragraph" style:parent-style-name="Text_20_body">
      <style:paragraph-properties fo:margin-top="0in" fo:margin-bottom="0.139in"/>
    </style:style>
    <style:style style:name="P18" style:family="paragraph" style:parent-style-name="Standard">
      <style:text-properties fo:font-weight="bold" fo:background-color="#ffff00" style:font-weight-asian="bold" style:font-weight-complex="bold"/>
    </style:style>
    <style:style style:name="P19" style:family="paragraph" style:parent-style-name="Standard">
      <style:paragraph-properties fo:margin-top="0in" fo:margin-bottom="0.1965in"/>
    </style:style>
    <style:style style:name="P20" style:family="paragraph" style:parent-style-name="Text_20_body" style:list-style-name="L1"/>
    <style:style style:name="P21" style:family="paragraph" style:parent-style-name="Text_20_body" style:list-style-name="L2">
      <style:text-properties fo:background-color="#ffff99"/>
    </style:style>
    <style:style style:name="P22" style:family="paragraph" style:parent-style-name="Text_20_body" style:list-style-name="L3"/>
    <style:style style:name="P23" style:family="paragraph" style:parent-style-name="Text_20_body" style:list-style-name="L2">
      <style:paragraph-properties fo:margin-top="0in" fo:margin-bottom="0in"/>
      <style:text-properties fo:font-weight="bold" fo:background-color="#ffff99" style:font-weight-asian="bold" style:font-weight-complex="bold"/>
    </style:style>
    <style:style style:name="P24" style:family="paragraph" style:parent-style-name="Text_20_body">
      <style:paragraph-properties fo:margin-top="0in" fo:margin-bottom="0in"/>
      <style:text-properties fo:font-weight="bold" fo:background-color="#ffff00" style:font-weight-asian="bold" style:font-weight-complex="bold"/>
    </style:style>
    <style:style style:name="P25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26" style:family="paragraph" style:parent-style-name="Text_20_body" style:list-style-name="L3">
      <style:paragraph-properties fo:margin-top="0in" fo:margin-bottom="0in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bold" fo:background-color="#ffff99" style:font-weight-asian="bold" style:font-weight-complex="bold"/>
    </style:style>
    <style:style style:name="T5" style:family="text">
      <style:text-properties fo:font-weight="bold" fo:background-color="#ffffff" style:font-weight-asian="bold" style:font-weight-complex="bold"/>
    </style:style>
    <style:style style:name="T6" style:family="text">
      <style:text-properties fo:background-color="#ffffff"/>
    </style:style>
    <style:style style:name="T7" style:family="text">
      <style:text-properties fo:background-color="#ffff99"/>
    </style:style>
    <style:style style:name="T8" style:family="text">
      <style:text-properties style:font-name="OpenSans" fo:font-size="9.75pt"/>
    </style:style>
    <style:style style:name="T9" style:family="text">
      <style:text-properties fo:font-weight="normal" fo:background-color="#ffff99" style:font-weight-asian="normal" style:font-weight-complex="normal"/>
    </style:style>
    <style:style style:name="T10" style:family="text">
      <style:text-properties fo:font-weight="normal" fo:background-color="#ffffff" style:font-weight-asian="normal" style:font-weight-complex="normal"/>
    </style:style>
    <style:style style:name="T11" style:family="text">
      <style:text-properties fo:background-color="#ffff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s://exams.suntecsbs.com/moodle/mod/quiz/processattempt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q1">
        <text:section text:style-name="Sect1" text:name="yui_3_17_2_1_1486181622643_87201">
          <text:section text:style-name="Sect1" text:name="yui_3_17_2_1_1486181622643_87200">
            <text:p text:style-name="Standard">Which of these are selection statements in Java?</text:p>
            <text:section text:style-name="Sect1" text:name="yui_3_17_2_1_1486181622643_87199">
              <text:p text:style-name="Standard">Select one:</text:p>
              <text:section text:style-name="Sect1" text:name="yui_3_17_2_1_1486181622643_87198">
                <text:p text:style-name="Standard"/>
                <text:section text:style-name="Sect1" text:name="yui_3_17_2_1_1486181622643_87213">
                  <text:p text:style-name="P18">A. if() </text:p>
                </text:section>
                <text:section text:style-name="Sect1" text:name="yui_3_17_2_1_1486181622643_87197">
                  <text:p text:style-name="Standard">B. for() </text:p>
                </text:section>
                <text:section text:style-name="Sect1" text:name="yui_3_17_2_1_1486181622643_87208">
                  <text:p text:style-name="Standard">C. continue </text:p>
                </text:section>
                <text:p text:style-name="Standard">D. break </text:p>
              </text:section>
            </text:section>
          </text:section>
        </text:section>
      </text:section>
      <text:section text:style-name="Sect1" text:name="q2">
        <text:h text:style-name="Heading_20_3" text:outline-level="3">Question 2</text:h>
        <text:section text:style-name="Sect1" text:name="yui_3_17_2_1_1486181622643_87223">
          <text:section text:style-name="Sect1" text:name="yui_3_17_2_1_1486181622643_87222">
            <text:p text:style-name="P5">If a local variable is not initialised,it will resut in</text:p>
            <text:section text:style-name="Sect1" text:name="yui_3_17_2_1_1486181622643_87221">
              <text:p text:style-name="P5">Select one:</text:p>
              <text:section text:style-name="Sect1" text:name="yui_3_17_2_1_1486181622643_87220">
                <text:p text:style-name="P5"/>
                <text:section text:style-name="Sect1" text:name="yui_3_17_2_1_1486181622643_87219">
                  <text:p text:style-name="P5">A. Syntax error </text:p>
                </text:section>
                <text:section text:style-name="Sect1" text:name="yui_3_17_2_1_1486181622643_87230">
                  <text:p text:style-name="P5">B. <text:span text:style-name="T3">Compile time error</text:span> </text:p>
                </text:section>
                <text:p text:style-name="P5">C. Run time error </text:p>
                <text:p text:style-name="P5">D. None of these </text:p>
              </text:section>
            </text:section>
          </text:section>
        </text:section>
      </text:section>
      <text:section text:style-name="Sect1" text:name="q3">
        <text:h text:style-name="Heading_20_3" text:outline-level="3">Question 3</text:h>
        <text:section text:style-name="Sect1" text:name="yui_3_17_2_1_1486181622643_87244">
          <text:section text:style-name="Sect1" text:name="yui_3_17_2_1_1486181622643_87243">
            <text:p text:style-name="P5">What is JRE?</text:p>
            <text:section text:style-name="Sect1" text:name="yui_3_17_2_1_1486181622643_87242">
              <text:p text:style-name="P5">Select one:</text:p>
              <text:section text:style-name="Sect1" text:name="yui_3_17_2_1_1486181622643_87241">
                <text:p text:style-name="P5">A. JRE is a java based GUI application. </text:p>
                <text:section text:style-name="Sect1" text:name="yui_3_17_2_1_1486181622643_87240">
                  <text:p text:style-name="P5">B. <text:span text:style-name="T6">JRE is an application development framework.</text:span> </text:p>
                </text:section>
                <text:section text:style-name="Sect1" text:name="yui_3_17_2_1_1486181622643_87250">
                  <text:p text:style-name="P5">C. <text:span text:style-name="T4">JRE is an implementation of the Java Virtual Machine which executes Java programs.</text:span> </text:p>
                </text:section>
                <text:p text:style-name="P5">D. None of the above. </text:p>
              </text:section>
            </text:section>
          </text:section>
        </text:section>
      </text:section>
      <text:section text:style-name="Sect1" text:name="q4">
        <text:h text:style-name="Heading_20_3" text:outline-level="3">Question 4</text:h>
        <text:section text:style-name="Sect1" text:name="yui_3_17_2_1_1486181622643_87264">
          <text:section text:style-name="Sect1" text:name="yui_3_17_2_1_1486181622643_87263">
            <text:p text:style-name="P5">Which of these is used as default for a member of a class if no access specifier is used for it?</text:p>
            <text:section text:style-name="Sect1" text:name="yui_3_17_2_1_1486181622643_87262">
              <text:p text:style-name="P5">Select one:</text:p>
              <text:section text:style-name="Sect1" text:name="yui_3_17_2_1_1486181622643_87261">
                <text:p text:style-name="P5">A. private </text:p>
                <text:p text:style-name="P5">B. <text:span text:style-name="T5">public</text:span> </text:p>
                <text:section text:style-name="Sect1" text:name="yui_3_17_2_1_1486181622643_87260">
                  <text:p text:style-name="P9"><text:span text:style-name="T7">C. public, within its own package</text:span> </text:p>
                </text:section>
                <text:p text:style-name="P5">D. protected </text:p>
              </text:section>
            </text:section>
          </text:section>
        </text:section>
      </text:section>
      <text:section text:style-name="Sect1" text:name="q5">
        <text:h text:style-name="Heading_20_3" text:outline-level="3">Question 5</text:h>
        <text:section text:style-name="Sect1" text:name="yui_3_17_2_1_1486181622643_87274">
          <text:section text:style-name="Sect1" text:name="yui_3_17_2_1_1486181622643_87273">
            <text:p text:style-name="P5">What makes a Thread to stop execution ?</text:p>
            <text:section text:style-name="Sect1" text:name="yui_3_17_2_1_1486181622643_87272">
              <text:p text:style-name="P5">Select one:</text:p>
              <text:section text:style-name="Sect1" text:name="yui_3_17_2_1_1486181622643_87271">
                <text:p text:style-name="P5"/>
                <text:section text:style-name="Sect1" text:name="yui_3_17_2_1_1486181622643_87270">
                  <text:p text:style-name="P5">A. an interrupted exception is thrown </text:p>
                </text:section>
                <text:p text:style-name="P5">B. while a thread does a read() using InputStream </text:p>
                <text:section text:style-name="Sect1" text:name="yui_3_17_2_1_1486181622643_87286">
                  <text:p text:style-name="P5">C. invoke sleep() method </text:p>
                </text:section>
                <text:section text:style-name="Sect1" text:name="yui_3_17_2_1_1486181622643_87280">
                  <text:p text:style-name="P5">D. not possible to stop </text:p>
                </text:section>
              </text:section>
            </text:section>
          </text:section>
        </text:section>
      </text:section>
      <text:section text:style-name="Sect1" text:name="q6">
        <text:h text:style-name="Heading_20_3" text:outline-level="3">Question 6</text:h>
        <text:section text:style-name="Sect1" text:name="yui_3_17_2_1_1486181622643_87295">
          <text:section text:style-name="Sect1" text:name="yui_3_17_2_1_1486181622643_87294">
            <text:p text:style-name="Text_20_body">Predict the output</text:p>
            <text:p text:style-name="Text_20_body">class parent</text:p>
            <text:p text:style-name="Text_20_body">{</text:p>
            <text:p text:style-name="Text_20_body">private int a=10;</text:p>
            <text:p text:style-name="Text_20_body">}</text:p>
            <text:p text:style-name="Text_20_body"><text:soft-page-break/> </text:p>
            <text:p text:style-name="Text_20_body">class child extends parent</text:p>
            <text:p text:style-name="Text_20_body">{</text:p>
            <text:p text:style-name="Text_20_body">int a=20;</text:p>
            <text:p text:style-name="Text_20_body">public static void main(String args[])</text:p>
            <text:p text:style-name="Text_20_body">{</text:p>
            <text:p text:style-name="Text_20_body">System.out.println(new child().a);</text:p>
            <text:p text:style-name="Text_20_body">}</text:p>
            <text:p text:style-name="Text_20_body">}</text:p>
            <text:p text:style-name="Text_20_body"/>
            <text:section text:style-name="Sect1" text:name="yui_3_17_2_1_1486181622643_87293">
              <text:p text:style-name="P5">Select one:</text:p>
              <text:section text:style-name="Sect1" text:name="yui_3_17_2_1_1486181622643_87292">
                <text:p text:style-name="P5"/>
                <text:section text:style-name="Sect1" text:name="yui_3_17_2_1_1486181622643_87291">
                  <text:p text:style-name="P5">A. <text:span text:style-name="T3">20</text:span> </text:p>
                </text:section>
                <text:p text:style-name="P5">B. 10 </text:p>
                <text:p text:style-name="P5">C. compilation errors </text:p>
                <text:p text:style-name="P5">D. 30 </text:p>
              </text:section>
            </text:section>
          </text:section>
        </text:section>
      </text:section>
      <text:section text:style-name="Sect1" text:name="q7">
        <text:h text:style-name="Heading_20_3" text:outline-level="3">Question 7</text:h>
        <text:section text:style-name="Sect1" text:name="yui_3_17_2_1_1486181622643_87317">
          <text:section text:style-name="Sect1" text:name="yui_3_17_2_1_1486181622643_87316">
            <text:p text:style-name="Text_20_body">Which line of the below mentioned program generates error</text:p>
            <text:p text:style-name="P13">public interface MyInterface {</text:p>
            <text:p text:style-name="P13">                void myMethod();           //line number 1</text:p>
            <text:p text:style-name="P13">                static void myMethod1() //line number 2</text:p>
            <text:p text:style-name="P13">                {</text:p>
            <text:p text:style-name="P13">                                System.out.println("This is the message from myMethod1()");</text:p>
            <text:p text:style-name="P13">                }</text:p>
            <text:p text:style-name="P13">                default void myMethod2() //line number 3</text:p>
            <text:p text:style-name="P13">                {</text:p>
            <text:p text:style-name="P13">                                System.out.println("This is a message from myMethod2()");</text:p>
            <text:p text:style-name="P13">                }</text:p>
            <text:p text:style-name="P13">                void mymethod4()          //line number 4</text:p>
            <text:p text:style-name="P13">                {</text:p>
            <text:p text:style-name="P13">                                System.out.println("This is a message from myMethod4()");</text:p>
            <text:p text:style-name="P13">                }</text:p>
            <text:p text:style-name="P13"> </text:p>
            <text:p text:style-name="P13">}</text:p>
            <text:section text:style-name="Sect1" text:name="yui_3_17_2_1_1486181622643_87315">
              <text:p text:style-name="P5">Select one:</text:p>
              <text:section text:style-name="Sect1" text:name="yui_3_17_2_1_1486181622643_87314">
                <text:p text:style-name="P5">A. Line number 1 </text:p>
                <text:section text:style-name="Sect1" text:name="yui_3_17_2_1_1486181622643_87313">
                  <text:p text:style-name="P5">B. Line number 2 </text:p>
                </text:section>
                <text:p text:style-name="P5">C. Line number 3 </text:p>
                <text:p text:style-name="P5">D. <text:span text:style-name="T3">Line number 4</text:span> </text:p>
              </text:section>
            </text:section>
          </text:section>
        </text:section>
      </text:section>
      <text:section text:style-name="Sect1" text:name="q8">
        <text:h text:style-name="Heading_20_3" text:outline-level="3"><text:soft-page-break/>Question 8</text:h>
        <text:section text:style-name="Sect1" text:name="yui_3_17_2_1_1486181622643_87330">
          <text:section text:style-name="Sect1" text:name="yui_3_17_2_1_1486181622643_87329">
            <text:p text:style-name="P5">Which of the following Java statements is the correct way to open a binary file called "x.dat" for writing?</text:p>
            <text:section text:style-name="Sect1" text:name="yui_3_17_2_1_1486181622643_87328">
              <text:p text:style-name="P5">Select one:</text:p>
              <text:section text:style-name="Sect1" text:name="yui_3_17_2_1_1486181622643_87327">
                <text:p text:style-name="P5">A. FileOutputStream x = new ObjectOutputStream("x.dat"); </text:p>
                <text:p text:style-name="P5">B. ObjectOutputStream x = new ObjectOutputStream("x.dat"); </text:p>
                <text:p text:style-name="P5">C. <text:span text:style-name="T3">ObjectOutputStream x = new ObjectOutputStream(new FileOutputStream("x.dat"));</text:span> </text:p>
                <text:section text:style-name="Sect1" text:name="yui_3_17_2_1_1486181622643_87326">
                  <text:p text:style-name="P5">D. FileOutputStream x = new FileOutputStream(new ObjectOutputStream("x.dat")); </text:p>
                </text:section>
              </text:section>
            </text:section>
          </text:section>
        </text:section>
      </text:section>
      <text:section text:style-name="Sect1" text:name="q9">
        <text:h text:style-name="Heading_20_3" text:outline-level="3">Question 9</text:h>
        <text:section text:style-name="Sect1" text:name="yui_3_17_2_1_1486181622643_87340">
          <text:section text:style-name="Sect1" text:name="yui_3_17_2_1_1486181622643_87339">
            <text:p text:style-name="Text_20_body">Which of these is correct way of inheriting class A by class B?</text:p>
            <text:section text:style-name="Sect1" text:name="yui_3_17_2_1_1486181622643_87338">
              <text:p text:style-name="P5">Select one:</text:p>
              <text:section text:style-name="Sect1" text:name="yui_3_17_2_1_1486181622643_87337">
                <text:p text:style-name="P5">A. class B + class A {} </text:p>
                <text:p text:style-name="P5">B. class B inherits class A {} </text:p>
                <text:section text:style-name="Sect1" text:name="yui_3_17_2_1_1486181622643_87346">
                  <text:p text:style-name="P5"><text:span text:style-name="T4">C. class B extends A {}</text:span> </text:p>
                </text:section>
                <text:section text:style-name="Sect1" text:name="yui_3_17_2_1_1486181622643_87336">
                  <text:p text:style-name="P5">D. class B extends class A {} </text:p>
                </text:section>
              </text:section>
            </text:section>
          </text:section>
        </text:section>
      </text:section>
      <text:section text:style-name="Sect1" text:name="q10">
        <text:h text:style-name="Heading_20_3" text:outline-level="3">Question 10</text:h>
        <text:section text:style-name="Sect1" text:name="yui_3_17_2_1_1486181622643_87355">
          <text:section text:style-name="Sect1" text:name="yui_3_17_2_1_1486181622643_87354">
            <text:p text:style-name="P5">Which of the following is NOT a valid ‘type’ in Java?</text:p>
            <text:section text:style-name="Sect1" text:name="yui_3_17_2_1_1486181622643_87353">
              <text:p text:style-name="P5">Select one:</text:p>
              <text:section text:style-name="Sect1" text:name="yui_3_17_2_1_1486181622643_87352">
                <text:p text:style-name="P5">a. void </text:p>
                <text:p text:style-name="P5">b. int </text:p>
                <text:section text:style-name="Sect1" text:name="yui_3_17_2_1_1486181622643_87351">
                  <text:p text:style-name="P5">c. Integer </text:p>
                </text:section>
                <text:p text:style-name="P5"><text:span text:style-name="T2">d. </text:span><text:span text:style-name="T4">static</text:span> </text:p>
              </text:section>
            </text:section>
          </text:section>
        </text:section>
      </text:section>
      <text:section text:style-name="Sect1" text:name="q11">
        <text:h text:style-name="Heading_20_3" text:outline-level="3">Question 11</text:h>
        <text:section text:style-name="Sect1" text:name="yui_3_17_2_1_1486181622643_87367">
          <text:section text:style-name="Sect1" text:name="yui_3_17_2_1_1486181622643_87366">
            <text:p text:style-name="Text_20_body">The relationship between an object and its corresponding class is referred to as</text:p>
            <text:p text:style-name="Text_20_body"> </text:p>
            <text:section text:style-name="Sect1" text:name="yui_3_17_2_1_1486181622643_87365">
              <text:p text:style-name="P5">Select one:</text:p>
              <text:section text:style-name="Sect1" text:name="yui_3_17_2_1_1486181622643_87364">
                <text:p text:style-name="P5">A. <text:span text:style-name="T4">Is-a relationship</text:span> </text:p>
                <text:p text:style-name="P5">B. Has-a relationship </text:p>
                <text:section text:style-name="Sect1" text:name="yui_3_17_2_1_1486181622643_87363">
                  <text:p text:style-name="P5">C. Kind-of relationship </text:p>
                </text:section>
                <text:p text:style-name="P5">D. Part-of relationship </text:p>
              </text:section>
            </text:section>
          </text:section>
        </text:section>
      </text:section>
      <text:section text:style-name="Sect1" text:name="q12">
        <text:h text:style-name="Heading_20_3" text:outline-level="3">Question 12</text:h>
        <text:section text:style-name="Sect1" text:name="yui_3_17_2_1_1486181622643_87380">
          <text:section text:style-name="Sect1" text:name="yui_3_17_2_1_1486181622643_87379">
            <text:p text:style-name="P5">Which of the following expressions must be true if you create a thread using Thread = new Thread(object)?</text:p>
            <text:section text:style-name="Sect1" text:name="yui_3_17_2_1_1486181622643_87378">
              <text:p text:style-name="P5">Select one:</text:p>
              <text:section text:style-name="Sect1" text:name="yui_3_17_2_1_1486181622643_87377">
                <text:p text:style-name="P5">A. object instanceof Thread </text:p>
                <text:p text:style-name="P5">B. object instanceof Frame </text:p>
                <text:p text:style-name="P5">C. object instanceof Applet </text:p>
                <text:section text:style-name="Sect1" text:name="yui_3_17_2_1_1486181622643_87376">
                  <text:p text:style-name="P5"><text:span text:style-name="T4">D. object instanceof Runnable</text:span> </text:p>
                </text:section>
              </text:section>
            </text:section>
          </text:section>
        </text:section>
      </text:section>
      <text:section text:style-name="Sect1" text:name="q13">
        <text:h text:style-name="Heading_20_3" text:outline-level="3">Question 13</text:h>
        <text:section text:style-name="Sect1" text:name="yui_3_17_2_1_1486181622643_87389">
          <text:section text:style-name="Sect1" text:name="yui_3_17_2_1_1486181622643_87388">
            <text:p text:style-name="P2">Which of these is a process of extracting/removing the state of an object from a stream?</text:p>
            <text:section text:style-name="Sect1" text:name="yui_3_17_2_1_1486181622643_87387">
              <text:p text:style-name="P5">Select one:</text:p>
              <text:section text:style-name="Sect1" text:name="yui_3_17_2_1_1486181622643_87386">
                <text:p text:style-name="P5"><text:soft-page-break/></text:p>
                <text:section text:style-name="Sect1" text:name="yui_3_17_2_1_1486181622643_87385">
                  <text:p text:style-name="P5">A. Serialization </text:p>
                </text:section>
                <text:p text:style-name="P5">B. Externalization </text:p>
                <text:p text:style-name="P5">C. File Filtering </text:p>
                <text:section text:style-name="Sect1" text:name="yui_3_17_2_1_1486181622643_87396">
                  <text:p text:style-name="P5">D. <text:span text:style-name="T4">Deserialization</text:span> </text:p>
                </text:section>
              </text:section>
            </text:section>
          </text:section>
        </text:section>
      </text:section>
      <text:section text:style-name="Sect1" text:name="q14">
        <text:h text:style-name="Heading_20_3" text:outline-level="3">Question 14</text:h>
        <text:section text:style-name="Sect1" text:name="yui_3_17_2_1_1486181622643_87406">
          <text:section text:style-name="Sect1" text:name="yui_3_17_2_1_1486181622643_87405">
            <text:p text:style-name="P5">Which of the following is true about RuntimeException and its subclasses?</text:p>
            <text:section text:style-name="Sect1" text:name="yui_3_17_2_1_1486181622643_87404">
              <text:p text:style-name="P5">Select one:</text:p>
              <text:section text:style-name="Sect1" text:name="yui_3_17_2_1_1486181622643_87403">
                <text:p text:style-name="P5"/>
                <text:section text:style-name="Sect1" text:name="yui_3_17_2_1_1486181622643_87402">
                  <text:p text:style-name="P5">A. <text:span text:style-name="T4">If a method throws a RuntimeException, the use of the try/catch block is optional.</text:span> </text:p>
                </text:section>
                <text:p text:style-name="P5">B. The FileIOException class is a subclass of RuntimeException </text:p>
                <text:p text:style-name="P5">C. In general, handling of RuntimeException should be done at compile time </text:p>
                <text:p text:style-name="P5">D. In general, RuntimeException must be caught with a try/catch block </text:p>
              </text:section>
            </text:section>
          </text:section>
        </text:section>
      </text:section>
      <text:section text:style-name="Sect1" text:name="q15">
        <text:h text:style-name="Heading_20_3" text:outline-level="3">Question 15</text:h>
        <text:section text:style-name="Sect1" text:name="yui_3_17_2_1_1486181622643_87416">
          <text:section text:style-name="Sect1" text:name="yui_3_17_2_1_1486181622643_87415">
            <text:p text:style-name="Text_20_body">Which of these keywords can be used to prevent Method overriding?</text:p>
            <text:section text:style-name="Sect1" text:name="yui_3_17_2_1_1486181622643_87414">
              <text:p text:style-name="P5">Select one:</text:p>
              <text:section text:style-name="Sect1" text:name="yui_3_17_2_1_1486181622643_87413">
                <text:p text:style-name="P5">A. static </text:p>
                <text:p text:style-name="P5">B. constant </text:p>
                <text:p text:style-name="P5">C. protected </text:p>
                <text:section text:style-name="Sect1" text:name="yui_3_17_2_1_1486181622643_87412">
                  <text:p text:style-name="P5">D. <text:span text:style-name="T4">final</text:span> </text:p>
                </text:section>
              </text:section>
            </text:section>
          </text:section>
        </text:section>
      </text:section>
      <text:section text:style-name="Sect1" text:name="q16">
        <text:h text:style-name="Heading_20_3" text:outline-level="3">Question 16</text:h>
        <text:section text:style-name="Sect1" text:name="yui_3_17_2_1_1486181622643_87426">
          <text:section text:style-name="Sect1" text:name="yui_3_17_2_1_1486181622643_87425">
            <text:p text:style-name="P5"> In Java, what is the result of expression 5.45 + "3.2"?</text:p>
            <text:section text:style-name="Sect1" text:name="yui_3_17_2_1_1486181622643_87424">
              <text:p text:style-name="P5">Select one:</text:p>
              <text:section text:style-name="Sect1" text:name="yui_3_17_2_1_1486181622643_87423">
                <text:p text:style-name="P5">A.  The double value 8.6 </text:p>
                <text:p text:style-name="P5">B.  The string ""8.6" </text:p>
                <text:p text:style-name="P5">C.  The long value 8 </text:p>
                <text:section text:style-name="Sect1" text:name="yui_3_17_2_1_1486181622643_87422">
                  <text:p text:style-name="P5">D.  <text:span text:style-name="T4">The String "5.453.2"</text:span> </text:p>
                </text:section>
              </text:section>
            </text:section>
          </text:section>
        </text:section>
      </text:section>
      <text:section text:style-name="Sect1" text:name="q17">
        <text:h text:style-name="Heading_20_3" text:outline-level="3">Question 17</text:h>
        <text:section text:style-name="Sect1" text:name="yui_3_17_2_1_1486181622643_87436">
          <text:section text:style-name="Sect1" text:name="yui_3_17_2_1_1486181622643_87435">
            <text:p text:style-name="Text_20_body">String in Java is ?</text:p>
            <text:section text:style-name="Sect1" text:name="yui_3_17_2_1_1486181622643_87434">
              <text:p text:style-name="P5">Select one:</text:p>
              <text:section text:style-name="Sect1" text:name="yui_3_17_2_1_1486181622643_87433">
                <text:p text:style-name="P5"/>
                <text:section text:style-name="Sect1" text:name="yui_3_17_2_1_1486181622643_87432">
                  <text:p text:style-name="P5"><text:span text:style-name="T4">class</text:span> </text:p>
                </text:section>
                <text:p text:style-name="P5">object </text:p>
                <text:p text:style-name="P5">variable </text:p>
                <text:p text:style-name="P5">base class of all objects </text:p>
              </text:section>
            </text:section>
          </text:section>
        </text:section>
      </text:section>
      <text:section text:style-name="Sect1" text:name="q18">
        <text:h text:style-name="Heading_20_3" text:outline-level="3">Question 18</text:h>
        <text:section text:style-name="Sect1" text:name="yui_3_17_2_1_1486181622643_87450">
          <text:section text:style-name="Sect1" text:name="yui_3_17_2_1_1486181622643_87449">
            <text:p text:style-name="P5">Arrays in Java are implemented as?</text:p>
            <text:section text:style-name="Sect1" text:name="yui_3_17_2_1_1486181622643_87448">
              <text:p text:style-name="P5">Select one:</text:p>
              <text:section text:style-name="Sect1" text:name="yui_3_17_2_1_1486181622643_87447">
                <text:p text:style-name="P5"><text:span text:style-name="T4">a. </text:span><text:span text:style-name="T9">class</text:span> </text:p>
                <text:p text:style-name="P10">b. object </text:p>
                <text:p text:style-name="P5">c. variable </text:p>
                <text:section text:style-name="Sect1" text:name="yui_3_17_2_1_1486181622643_87446">
                  <text:p text:style-name="P5">d. None of the mentioned </text:p>
                </text:section>
              </text:section>
            </text:section>
          </text:section>
        </text:section>
      </text:section>
      <text:section text:style-name="Sect1" text:name="q19">
        <text:h text:style-name="Heading_20_3" text:outline-level="3"><text:soft-page-break/>Question 19</text:h>
        <text:section text:style-name="Sect1" text:name="yui_3_17_2_1_1486181622643_87460">
          <text:section text:style-name="Sect1" text:name="yui_3_17_2_1_1486181622643_87459">
            <text:p text:style-name="Text_20_body">What is the output of the below mentioned program</text:p>
            <text:p text:style-name="Text_20_body">       </text:p>
            <text:p text:style-name="Text_20_body">        import java.io.*;</text:p>
            <text:p text:style-name="Text_20_body">        class files {</text:p>
            <text:p text:style-name="Text_20_body">                public static void main(String args[]) {</text:p>
            <text:p text:style-name="Text_20_body">                       File obj = new File("/java/system");</text:p>
            <text:p text:style-name="Text_20_body">                       System.out.print(obj.getName());</text:p>
            <text:p text:style-name="Text_20_body">  }</text:p>
            <text:p text:style-name="Text_20_body">  }</text:p>
            <text:section text:style-name="Sect1" text:name="yui_3_17_2_1_1486181622643_87458">
              <text:p text:style-name="P5">Select one:</text:p>
              <text:section text:style-name="Sect1" text:name="yui_3_17_2_1_1486181622643_87457">
                <text:p text:style-name="P5">A. java </text:p>
                <text:section text:style-name="Sect1" text:name="yui_3_17_2_1_1486181622643_87467">
                  <text:p text:style-name="P9"><text:span text:style-name="T7">B. </text:span><text:bookmark text:name="yui_3_17_2_1_1486181622643_87465"/><text:span text:style-name="T7">system</text:span> </text:p>
                </text:section>
                <text:p text:style-name="P5">C. java/system </text:p>
                <text:section text:style-name="Sect1" text:name="yui_3_17_2_1_1486181622643_87456">
                  <text:p text:style-name="P5">D. /java/system </text:p>
                </text:section>
              </text:section>
            </text:section>
          </text:section>
        </text:section>
      </text:section>
      <text:section text:style-name="Sect1" text:name="q20">
        <text:h text:style-name="Heading_20_3" text:outline-level="3">Question 20</text:h>
        <text:section text:style-name="Sect1" text:name="yui_3_17_2_1_1486181622643_87477">
          <text:section text:style-name="Sect1" text:name="yui_3_17_2_1_1486181622643_87476">
            <text:p text:style-name="P5">Which of these class is used to read and write bytes in a file?</text:p>
            <text:section text:style-name="Sect1" text:name="yui_3_17_2_1_1486181622643_87475">
              <text:p text:style-name="P5">Select one:</text:p>
              <text:section text:style-name="Sect1" text:name="yui_3_17_2_1_1486181622643_87474">
                <text:p text:style-name="P5"/>
                <text:section text:style-name="Sect1" text:name="yui_3_17_2_1_1486181622643_87496">
                  <text:p text:style-name="P5">A. FileReader </text:p>
                </text:section>
                <text:p text:style-name="P5">B. FileWriter </text:p>
                <text:section text:style-name="Sect1" text:name="yui_3_17_2_1_1486181622643_87483">
                  <text:p text:style-name="P5">C. <text:span text:style-name="T4">FileInputStream</text:span> </text:p>
                </text:section>
                <text:section text:style-name="Sect1" text:name="yui_3_17_2_1_1486181622643_87473">
                  <text:p text:style-name="P5">D. InputStreamReader </text:p>
                </text:section>
              </text:section>
            </text:section>
          </text:section>
        </text:section>
      </text:section>
      <text:section text:style-name="Sect1" text:name="q21">
        <text:h text:style-name="Heading_20_3" text:outline-level="3">Question 21</text:h>
        <text:section text:style-name="Sect1" text:name="yui_3_17_2_1_1486181622643_87505">
          <text:section text:style-name="Sect1" text:name="yui_3_17_2_1_1486181622643_87504">
            <text:p text:style-name="Text_20_body">Predict the output of the below code:</text:p>
            <text:p text:style-name="Text_20_body">class Student</text:p>
            <text:p text:style-name="Text_20_body">{</text:p>
            <text:p text:style-name="Text_20_body">private String name;</text:p>
            <text:p text:style-name="Text_20_body">static int no_of_stud=0;</text:p>
            <text:p text:style-name="Text_20_body">public String getName()</text:p>
            <text:p text:style-name="Text_20_body">{</text:p>
            <text:p text:style-name="Text_20_body">return name;</text:p>
            <text:p text:style-name="Text_20_body">}</text:p>
            <text:p text:style-name="Text_20_body">public void setName(String name)</text:p>
            <text:p text:style-name="Text_20_body">{</text:p>
            <text:p text:style-name="Text_20_body">this.name=name;</text:p>
            <text:p text:style-name="Text_20_body">}</text:p>
            <text:p text:style-name="Text_20_body">public void showDetails()</text:p>
            <text:p text:style-name="Text_20_body">{</text:p>
            <text:p text:style-name="Text_20_body"><text:soft-page-break/>System.out.println("Name:"+getName());</text:p>
            <text:p text:style-name="Text_20_body">System.out.println("No of Students:"+no_of_stud);</text:p>
            <text:p text:style-name="Text_20_body">}</text:p>
            <text:p text:style-name="Text_20_body">public static void main(String args[])</text:p>
            <text:p text:style-name="Text_20_body">{</text:p>
            <text:p text:style-name="Text_20_body">Student st1=new Student();</text:p>
            <text:p text:style-name="Text_20_body">st1.setName("John");</text:p>
            <text:p text:style-name="Text_20_body">st1.no_of_stud++;</text:p>
            <text:p text:style-name="Text_20_body">Student st2=new Student();</text:p>
            <text:p text:style-name="Text_20_body">st2.setName("Job");</text:p>
            <text:p text:style-name="P14">st2.no_of_stud++;</text:p>
            <text:p text:style-name="P14">st1.showDetails();</text:p>
            <text:p text:style-name="P14">st2.showDetails();</text:p>
            <text:p text:style-name="P14">}</text:p>
            <text:p text:style-name="P14">}</text:p>
            <text:section text:style-name="Sect1" text:name="yui_3_17_2_1_1486181622643_87503">
              <text:p text:style-name="P5">Select one:</text:p>
              <text:section text:style-name="Sect1" text:name="yui_3_17_2_1_1486181622643_87502">
                <text:p text:style-name="P5"/>
                <text:section text:style-name="Sect1" text:name="yui_3_17_2_1_1486181622643_87501">
                  <text:p text:style-name="P5">A. Name:John<text:line-break/>No of Students:1<text:line-break/>Name:Job<text:line-break/>No of Students:2 </text:p>
                </text:section>
                <text:p text:style-name="P5">B. Name:Job<text:line-break/>No of Students:1<text:line-break/>Name:Job<text:line-break/>No of Students:1 </text:p>
                <text:p text:style-name="P6">C. <text:line-break/>Name:John<text:line-break/><text:line-break/>No of Students:1<text:line-break/>Name:Job<text:line-break/>No of Students:1 </text:p>
                <text:p text:style-name="P8">D. <text:line-break/>Name:John<text:line-break/><text:line-break/>No of Students:2<text:line-break/>Name:Job<text:line-break/>No of Students:2 </text:p>
                <text:p text:style-name="P5">E. The code does not compile </text:p>
              </text:section>
            </text:section>
          </text:section>
        </text:section>
      </text:section>
      <text:section text:style-name="Sect1" text:name="q22">
        <text:h text:style-name="Heading_20_3" text:outline-level="3">Question 22</text:h>
        <text:p text:style-name="P5"/>
        <text:section text:style-name="Sect1" text:name="yui_3_17_2_1_1486181622643_87514">
          <text:section text:style-name="Sect1" text:name="yui_3_17_2_1_1486181622643_87513">
            <text:p text:style-name="Text_20_body">In the below program</text:p>
            <text:p text:style-name="Text_20_body">public class VarTest {<text:line-break/><text:soft-page-break/> private static String s1 = null;<text:line-break/> private int count;<text:line-break/> public static void main(String[] args) {<text:line-break/>  s1 = "abc";<text:line-break/>  count = 100;<text:line-break/> }<text:line-break/> public void operation(){<text:line-break/>  s1 = "xyz";<text:line-break/>  count = 200;<text:line-break/> }<text:line-break/>}</text:p>
            <text:p text:style-name="Text_20_body">This class does not compile because</text:p>
            <text:section text:style-name="Sect1" text:name="yui_3_17_2_1_1486181622643_87512">
              <text:p text:style-name="P5">Select one:</text:p>
              <text:section text:style-name="Sect1" text:name="yui_3_17_2_1_1486181622643_87511">
                <text:p text:style-name="P5"/>
                <text:section text:style-name="Sect1" text:name="yui_3_17_2_1_1486181622643_87510">
                  <text:p text:style-name="P5">A. static varibale s1 is accessed in instance method operation </text:p>
                </text:section>
                <text:p text:style-name="P5">B. instance variable count is accessed in instance method operation </text:p>
                <text:p text:style-name="P5">C. static varibale s1 is accessed in static method main </text:p>
                <text:p text:style-name="P5"><text:span text:style-name="T4">D. instance variable count is accessed in static method main</text:span> </text:p>
              </text:section>
            </text:section>
          </text:section>
        </text:section>
      </text:section>
      <text:section text:style-name="Sect1" text:name="q23">
        <text:h text:style-name="Heading_20_3" text:outline-level="3">Question 23</text:h>
        <text:p text:style-name="P5"/>
        <text:section text:style-name="Sect1" text:name="yui_3_17_2_1_1486181622643_87525">
          <text:section text:style-name="Sect1" text:name="yui_3_17_2_1_1486181622643_87524">
            <text:p text:style-name="Text_20_body">Predict the output of the below mentioned program </text:p>
            <text:p text:style-name="P13">public class TestClass {</text:p>
            <text:p text:style-name="P13"><text:s/><text:tab/> public static void main(String args[])</text:p>
            <text:p text:style-name="P13"><text:s/><text:tab/> {</text:p>
            <text:p text:style-name="P13"><text:tab/><text:tab/> ArrayList&lt;String&gt; list=new ArrayList&lt;String&gt;();</text:p>
            <text:p text:style-name="P13"><text:s/><text:tab/><text:tab/> list.add("abc");</text:p>
            <text:p text:style-name="P13"><text:s/><text:tab/><text:tab/> list.add("xyz");</text:p>
            <text:p text:style-name="P13"><text:s/><text:tab/><text:tab/> list.add("pqr");</text:p>
            <text:p text:style-name="P13"><text:s text:c="2"/></text:p>
            <text:p text:style-name="P13"><text:s/><text:tab/><text:tab/> list.forEach(System.out::println);</text:p>
            <text:p text:style-name="P13"><text:s/><text:tab/> }</text:p>
            <text:p text:style-name="P13"> </text:p>
            <text:p text:style-name="P13">}</text:p>
            <text:section text:style-name="Sect1" text:name="yui_3_17_2_1_1486181622643_87523">
              <text:p text:style-name="P5">Select one:</text:p>
              <text:section text:style-name="Sect1" text:name="yui_3_17_2_1_1486181622643_87522">
                <text:p text:style-name="P5"><text:span text:style-name="T4">A. abc xyz pqr</text:span> </text:p>
                <text:p text:style-name="P5">B. No output </text:p>
                <text:section text:style-name="Sect1" text:name="yui_3_17_2_1_1486181622643_87521">
                  <text:p text:style-name="P5">C. Program will generate compilation error </text:p>
                </text:section>
                <text:p text:style-name="P5">D. An exception will be thrown during runtime </text:p>
              </text:section>
            </text:section>
          </text:section>
        </text:section>
      </text:section>
      <text:section text:style-name="Sect1" text:name="q24">
        <text:h text:style-name="Heading_20_3" text:outline-level="3">Question 24</text:h>
        <text:p text:style-name="P5"/>
        <text:section text:style-name="Sect1" text:name="yui_3_17_2_1_1486181622643_87535">
          <text:section text:style-name="Sect1" text:name="yui_3_17_2_1_1486181622643_87534">
            <text:p text:style-name="Text_20_body">Which of these keywords cannot be used for a class which has been declared final?</text:p>
            <text:section text:style-name="Sect1" text:name="yui_3_17_2_1_1486181622643_87533">
              <text:p text:style-name="P5">Select one:</text:p>
              <text:section text:style-name="Sect1" text:name="yui_3_17_2_1_1486181622643_87532">
                <text:p text:style-name="P5"><text:soft-page-break/><text:span text:style-name="T4">A. abstract</text:span> </text:p>
                <text:p text:style-name="P5">B. extends </text:p>
                <text:section text:style-name="Sect1" text:name="yui_3_17_2_1_1486181622643_87531">
                  <text:p text:style-name="P5">C. abstract and extends </text:p>
                </text:section>
                <text:p text:style-name="P5">D. None of the mentioned </text:p>
              </text:section>
            </text:section>
          </text:section>
        </text:section>
      </text:section>
      <text:section text:style-name="Sect1" text:name="q25">
        <text:h text:style-name="Heading_20_3" text:outline-level="3">Question 25</text:h>
        <text:section text:style-name="Sect1" text:name="yui_3_17_2_1_1486181622643_87549">
          <text:section text:style-name="Sect1" text:name="yui_3_17_2_1_1486181622643_87548">
            <text:p text:style-name="Text_20_body">Predict the output of below program <text:line-break/>class Test </text:p>
            <text:p text:style-name="P15">{</text:p>
            <text:p text:style-name="P15">public static void main(String args[]) </text:p>
            <text:p text:style-name="P16">{ </text:p>
            <text:p text:style-name="P16">boolean b="true";</text:p>
            <text:p text:style-name="P16">System.out.println(b); </text:p>
            <text:p text:style-name="P16">}</text:p>
            <text:p text:style-name="P16"/>
            <text:p text:style-name="P15">}</text:p>
            <text:section text:style-name="Sect1" text:name="yui_3_17_2_1_1486181622643_87547">
              <text:p text:style-name="P5">Select one:</text:p>
              <text:section text:style-name="Sect1" text:name="yui_3_17_2_1_1486181622643_87546">
                <text:p text:style-name="P5">A. true </text:p>
                <text:p text:style-name="P5">B. false </text:p>
                <text:section text:style-name="Sect1" text:name="yui_3_17_2_1_1486181622643_87555">
                  <text:p text:style-name="P5"><text:span text:style-name="T4">C. compilation error-incompatible types</text:span> </text:p>
                </text:section>
                <text:section text:style-name="Sect1" text:name="yui_3_17_2_1_1486181622643_87545">
                  <text:p text:style-name="P5">D. compilation error-cannot find symbol </text:p>
                </text:section>
              </text:section>
            </text:section>
          </text:section>
        </text:section>
      </text:section>
      <text:section text:style-name="Sect1" text:name="q26">
        <text:h text:style-name="Heading_20_3" text:outline-level="3">Question 26</text:h>
        <text:section text:style-name="Sect1" text:name="yui_3_17_2_1_1486181622643_87565">
          <text:section text:style-name="Sect1" text:name="yui_3_17_2_1_1486181622643_87564">
            <text:p text:style-name="Text_20_body"> The output of the java compiler is a </text:p>
            <text:section text:style-name="Sect1" text:name="yui_3_17_2_1_1486181622643_87563">
              <text:p text:style-name="P5">Select one:</text:p>
              <text:section text:style-name="Sect1" text:name="yui_3_17_2_1_1486181622643_87562">
                <text:p text:style-name="P5"/>
                <text:section text:style-name="Sect1" text:name="yui_3_17_2_1_1486181622643_87561">
                  <text:p text:style-name="P5"><text:span text:style-name="T4">a. .class file</text:span> </text:p>
                </text:section>
                <text:p text:style-name="P5">b. .jar file </text:p>
                <text:p text:style-name="P5">c. .java file </text:p>
                <text:p text:style-name="P5">d. .exe file </text:p>
              </text:section>
            </text:section>
          </text:section>
        </text:section>
      </text:section>
      <text:section text:style-name="Sect1" text:name="q27">
        <text:h text:style-name="Heading_20_3" text:outline-level="3">Question 27</text:h>
        <text:p text:style-name="P5"/>
        <text:section text:style-name="Sect1" text:name="yui_3_17_2_1_1486181622643_87573">
          <text:section text:style-name="Sect1" text:name="yui_3_17_2_1_1486181622643_87572">
            <text:section text:style-name="Sect1" text:name="yui_3_17_2_1_1486181622643_87571">
              <text:p text:style-name="Text_20_body">What will be the output of the program?</text:p>
              <text:p text:style-name="Text_20_body">for (int i = 0; i &lt; 4; i += 2)</text:p>
              <text:p text:style-name="Text_20_body">{</text:p>
              <text:p text:style-name="Text_20_body">    System.out.print(i + " ");</text:p>
              <text:p text:style-name="Text_20_body">}</text:p>
              <text:p text:style-name="Text_20_body">System.out.println(i); /* Line 5 */</text:p>
              <text:p text:style-name="Text_20_body">A. 0 2 4</text:p>
              <text:p text:style-name="Text_20_body">B. 0 2 4 5</text:p>
              <text:p text:style-name="Text_20_body">C. 0 1 2 3 4 </text:p>
              <text:p text:style-name="P3"><text:bookmark text:name="yui_3_17_2_1_1486181622643_87570"/>D.Compilation Fails</text:p>
            </text:section>
            <text:section text:style-name="Sect1" text:name="yui_3_17_2_1_1486181622643_87576">
              <text:p text:style-name="P5">Select one:</text:p>
              <text:section text:style-name="Sect1" text:name="yui_3_17_2_1_1486181622643_87575">
                <text:p text:style-name="P5"/>
                <text:section text:style-name="Sect1" text:name="yui_3_17_2_1_1486181622643_87581">
                  <text:p text:style-name="P5">A </text:p>
                </text:section>
                <text:p text:style-name="P5"><text:soft-page-break/>B </text:p>
                <text:p text:style-name="P5">C </text:p>
                <text:section text:style-name="Sect1" text:name="yui_3_17_2_1_1486181622643_87574">
                  <text:p text:style-name="P5">D </text:p>
                </text:section>
              </text:section>
            </text:section>
          </text:section>
        </text:section>
      </text:section>
      <text:section text:style-name="Sect1" text:name="q28">
        <text:h text:style-name="Heading_20_3" text:outline-level="3">Question 28</text:h>
        <text:p text:style-name="P5"/>
        <text:section text:style-name="Sect1" text:name="yui_3_17_2_1_1486181622643_87595">
          <text:section text:style-name="Sect1" text:name="yui_3_17_2_1_1486181622643_87594">
            <text:p text:style-name="P5">Which of these statement is incorrect?</text:p>
            <text:section text:style-name="Sect1" text:name="yui_3_17_2_1_1486181622643_87593">
              <text:p text:style-name="P5">Select one:</text:p>
              <text:section text:style-name="Sect1" text:name="yui_3_17_2_1_1486181622643_87592">
                <text:p text:style-name="P5"/>
                <text:section text:style-name="Sect1" text:name="yui_3_17_2_1_1486181622643_87591">
                  <text:p text:style-name="P5">A. All object of a class are allotted memory for the all the variables defined in the class. </text:p>
                </text:section>
                <text:p text:style-name="P5">B. If a function is defined public it can be accessed by object of other class by inheritation. </text:p>
                <text:p text:style-name="P5">C. main() method must be made public. </text:p>
                <text:section text:style-name="Sect1" text:name="yui_3_17_2_1_1486181622643_87600">
                  <text:p text:style-name="P5">D. <text:span text:style-name="T4">All object of a class are allotted memory for the methods defined in the class.</text:span> </text:p>
                </text:section>
              </text:section>
            </text:section>
          </text:section>
        </text:section>
      </text:section>
      <text:section text:style-name="Sect1" text:name="q29">
        <text:h text:style-name="Heading_20_3" text:outline-level="3">Question 29</text:h>
        <text:p text:style-name="P5"/>
        <text:section text:style-name="Sect1" text:name="yui_3_17_2_1_1486181622643_87610">
          <text:section text:style-name="Sect1" text:name="yui_3_17_2_1_1486181622643_87609">
            <text:p text:style-name="Text_20_body">What is the return type of a method that does not return any value?</text:p>
            <text:section text:style-name="Sect1" text:name="yui_3_17_2_1_1486181622643_87608">
              <text:p text:style-name="P5">Select one:</text:p>
              <text:section text:style-name="Sect1" text:name="yui_3_17_2_1_1486181622643_87607">
                <text:p text:style-name="P5">A. int </text:p>
                <text:p text:style-name="P5">B. float </text:p>
                <text:section text:style-name="Sect1" text:name="yui_3_17_2_1_1486181622643_87606">
                  <text:p text:style-name="P5"><text:span text:style-name="T4">C. void</text:span> </text:p>
                </text:section>
                <text:p text:style-name="P5">D. char </text:p>
              </text:section>
            </text:section>
          </text:section>
        </text:section>
      </text:section>
      <text:section text:style-name="Sect1" text:name="q30">
        <text:h text:style-name="Heading_20_3" text:outline-level="3">Question 30</text:h>
        <text:p text:style-name="P5"/>
        <text:section text:style-name="Sect1" text:name="yui_3_17_2_1_1486181622643_87620">
          <text:section text:style-name="Sect1" text:name="yui_3_17_2_1_1486181622643_87619">
            <text:p text:style-name="P5">A class member declared protected becomes member of subclass of which type?</text:p>
            <text:section text:style-name="Sect1" text:name="yui_3_17_2_1_1486181622643_87618">
              <text:p text:style-name="P5">Select one:</text:p>
              <text:section text:style-name="Sect1" text:name="yui_3_17_2_1_1486181622643_87617">
                <text:p text:style-name="P5">A. public member </text:p>
                <text:section text:style-name="Sect1" text:name="yui_3_17_2_1_1486181622643_87616">
                  <text:p text:style-name="P5"><text:span text:style-name="T3">B. private member</text:span> </text:p>
                </text:section>
                <text:p text:style-name="P5"><text:span text:style-name="T10">C. protected member</text:span> </text:p>
                <text:p text:style-name="P5">D. static member </text:p>
              </text:section>
            </text:section>
          </text:section>
        </text:section>
      </text:section>
      <text:section text:style-name="Sect1" text:name="q31">
        <text:h text:style-name="Heading_20_3" text:outline-level="3">Question 31</text:h>
        <text:p text:style-name="P5"/>
        <text:section text:style-name="Sect1" text:name="yui_3_17_2_1_1486181622643_87631">
          <text:section text:style-name="Sect1" text:name="yui_3_17_2_1_1486181622643_87630">
            <text:p text:style-name="Text_20_body">How many public interfaces a single java file can contain?</text:p>
            <text:section text:style-name="Sect1" text:name="yui_3_17_2_1_1486181622643_87629">
              <text:p text:style-name="P5">Select one:</text:p>
              <text:section text:style-name="Sect1" text:name="yui_3_17_2_1_1486181622643_87628">
                <text:p text:style-name="P5">A. <text:span text:style-name="T4">Only one</text:span> </text:p>
                <text:section text:style-name="Sect1" text:name="yui_3_17_2_1_1486181622643_87627">
                  <text:p text:style-name="P5">B. Many </text:p>
                </text:section>
                <text:p text:style-name="P5">C. Two only </text:p>
                <text:p text:style-name="P5">D. None of these </text:p>
              </text:section>
            </text:section>
          </text:section>
        </text:section>
      </text:section>
      <text:section text:style-name="Sect1" text:name="q32">
        <text:h text:style-name="Heading_20_3" text:outline-level="3">Question 32</text:h>
        <text:p text:style-name="P5"/>
        <text:section text:style-name="Sect1" text:name="yui_3_17_2_1_1486181622643_87641">
          <text:section text:style-name="Sect1" text:name="yui_3_17_2_1_1486181622643_87640">
            <text:p text:style-name="P5">Which of these constructors is used to create an empty String object?</text:p>
            <text:section text:style-name="Sect1" text:name="yui_3_17_2_1_1486181622643_87639">
              <text:p text:style-name="P5">Select one:</text:p>
              <text:section text:style-name="Sect1" text:name="yui_3_17_2_1_1486181622643_87638">
                <text:p text:style-name="P5"/>
                <text:section text:style-name="Sect1" text:name="yui_3_17_2_1_1486181622643_87637">
                  <text:p text:style-name="P5">a. <text:span text:style-name="T4">String()</text:span> </text:p>
                </text:section>
                <text:p text:style-name="P5">b. String(void) </text:p>
                <text:p text:style-name="P5">c. String(0) </text:p>
                <text:p text:style-name="P5"><text:soft-page-break/>d. None of the mentioned </text:p>
              </text:section>
            </text:section>
          </text:section>
        </text:section>
      </text:section>
      <text:section text:style-name="Sect1" text:name="q33">
        <text:h text:style-name="Heading_20_3" text:outline-level="3">Question 33</text:h>
        <text:p text:style-name="P5"/>
        <text:section text:style-name="Sect1" text:name="yui_3_17_2_1_1486181622643_87651">
          <text:section text:style-name="Sect1" text:name="yui_3_17_2_1_1486181622643_87650">
            <text:p text:style-name="Text_20_body">Which statement is true about static keyword?</text:p>
            <text:section text:style-name="Sect1" text:name="yui_3_17_2_1_1486181622643_87649">
              <text:p text:style-name="P5">Select one:</text:p>
              <text:section text:style-name="Sect1" text:name="yui_3_17_2_1_1486181622643_87648">
                <text:p text:style-name="P5"/>
                <text:section text:style-name="Sect1" text:name="yui_3_17_2_1_1486181622643_87647">
                  <text:p text:style-name="P5">A. <text:span text:style-name="T4">Only one copy per class</text:span> </text:p>
                </text:section>
                <text:p text:style-name="P5">B. Each instance of the class will have their own copy of the static member </text:p>
                <text:p text:style-name="P5">C. You always need an instance of the class to access the static member </text:p>
                <text:p text:style-name="P5">D. You cannot declare a data member as static, you can only declare methods as static </text:p>
              </text:section>
            </text:section>
          </text:section>
        </text:section>
      </text:section>
      <text:section text:style-name="Sect1" text:name="q34">
        <text:h text:style-name="Heading_20_3" text:outline-level="3">Question 34</text:h>
        <text:p text:style-name="P5"/>
        <text:section text:style-name="Sect1" text:name="yui_3_17_2_1_1486181622643_87661">
          <text:section text:style-name="Sect1" text:name="yui_3_17_2_1_1486181622643_87660">
            <text:p text:style-name="P5">Which of the following is incorrect statement about packages?</text:p>
            <text:section text:style-name="Sect1" text:name="yui_3_17_2_1_1486181622643_87659">
              <text:p text:style-name="P5">Select one:</text:p>
              <text:section text:style-name="Sect1" text:name="yui_3_17_2_1_1486181622643_87658">
                <text:p text:style-name="P5"/>
                <text:section text:style-name="Sect1" text:name="yui_3_17_2_1_1486181622643_87657">
                  <text:p text:style-name="P5">A. Package defines a namespace in which classes are stored. </text:p>
                </text:section>
                <text:section text:style-name="Sect1" text:name="yui_3_17_2_1_1486181622643_87667">
                  <text:p text:style-name="P5">B. A package can contain other package within it. </text:p>
                </text:section>
                <text:p text:style-name="P5">C. Java uses file system directories to store packages. </text:p>
                <text:p text:style-name="P5">D. <text:span text:style-name="T4">A package can be renamed without renaming the directory in which the classes are stored.</text:span> </text:p>
              </text:section>
            </text:section>
          </text:section>
        </text:section>
      </text:section>
      <text:section text:style-name="Sect1" text:name="q35">
        <text:h text:style-name="Heading_20_3" text:outline-level="3">Question 35</text:h>
        <text:p text:style-name="P5"/>
        <text:section text:style-name="Sect1" text:name="yui_3_17_2_1_1486181622643_87677">
          <text:section text:style-name="Sect1" text:name="yui_3_17_2_1_1486181622643_87676">
            <text:p text:style-name="P5">Which of these keywords is used to prevent content of a variable from being modified?</text:p>
            <text:section text:style-name="Sect1" text:name="yui_3_17_2_1_1486181622643_87675">
              <text:p text:style-name="P5">Select one:</text:p>
              <text:section text:style-name="Sect1" text:name="yui_3_17_2_1_1486181622643_87674">
                <text:p text:style-name="P5"/>
                <text:section text:style-name="Sect1" text:name="yui_3_17_2_1_1486181622643_87673">
                  <text:p text:style-name="P5"><text:span text:style-name="T4">A. final</text:span> </text:p>
                </text:section>
                <text:p text:style-name="P5">B. last </text:p>
                <text:p text:style-name="P5">C. constant </text:p>
                <text:p text:style-name="P5">D. static </text:p>
              </text:section>
            </text:section>
          </text:section>
        </text:section>
      </text:section>
      <text:section text:style-name="Sect1" text:name="q36">
        <text:h text:style-name="Heading_20_3" text:outline-level="3">Question 36</text:h>
        <text:p text:style-name="P5"/>
        <text:section text:style-name="Sect1" text:name="yui_3_17_2_1_1486181622643_87686">
          <text:section text:style-name="Sect1" text:name="yui_3_17_2_1_1486181622643_87685">
            <text:p text:style-name="P5">What will this code print? <text:line-break/><text:line-break/>int arr[] = new int [5];<text:line-break/>System.out.print(arr);</text:p>
            <text:section text:style-name="Sect1" text:name="yui_3_17_2_1_1486181622643_87684">
              <text:p text:style-name="P5">Select one:</text:p>
              <text:section text:style-name="Sect1" text:name="yui_3_17_2_1_1486181622643_87683">
                <text:p text:style-name="P5">A. 0 </text:p>
                <text:p text:style-name="P5">B. 5 </text:p>
                <text:section text:style-name="Sect1" text:name="yui_3_17_2_1_1486181622643_87692">
                  <text:p text:style-name="P5">C. 00000 </text:p>
                </text:section>
                <text:section text:style-name="Sect1" text:name="yui_3_17_2_1_1486181622643_87682">
                  <text:p text:style-name="P5">D. <text:span text:style-name="T4">Garbage value</text:span> </text:p>
                </text:section>
              </text:section>
            </text:section>
          </text:section>
        </text:section>
      </text:section>
      <text:section text:style-name="Sect1" text:name="q37">
        <text:h text:style-name="Heading_20_3" text:outline-level="3">Question 37</text:h>
        <text:p text:style-name="P5"/>
        <text:section text:style-name="Sect1" text:name="yui_3_17_2_1_1486181622643_87706">
          <text:section text:style-name="Sect1" text:name="yui_3_17_2_1_1486181622643_87705">
            <text:h text:style-name="Heading_20_4" text:outline-level="4">What is the output of the following program ?</text:h>
            <text:p text:style-name="Text_20_body">  class Test1{<text:line-break/><text:soft-page-break/>  <text:line-break/>   public static void main( String[] args ) throws Exception{<text:line-break/>  <text:line-break/>    B obj = new B();<text:line-break/>  <text:line-break/>   }<text:line-break/>  }<text:line-break/>  class A{<text:line-break/>  <text:line-break/>   public A( boolean bFlag ){<text:line-break/>    <text:line-break/>    System.out.println("Inside the constructor of A");<text:line-break/>   }<text:line-break/>  }<text:line-break/>  class B extends A{<text:line-break/>  <text:line-break/>   public B(){<text:line-break/>  <text:line-break/>    System.out.println("Inside the constructor of B");<text:line-break/>   }<text:line-break/>  }</text:p>
            <text:section text:style-name="Sect1" text:name="yui_3_17_2_1_1486181622643_87704">
              <text:p text:style-name="P5">Select one:</text:p>
              <text:section text:style-name="Sect1" text:name="yui_3_17_2_1_1486181622643_87703">
                <text:p text:style-name="P5">A. Prints the following line Inside the constructor of B </text:p>
                <text:section text:style-name="Sect1" text:name="yui_3_17_2_1_1486181622643_87702">
                  <text:p text:style-name="P5">B. Compile and result in RunTime error. </text:p>
                </text:section>
                <text:p text:style-name="P5">C. Prints the following line Inside the constructor of A </text:p>
                <text:section text:style-name="Sect1" text:name="yui_3_17_2_1_1486181622643_87712">
                  <text:p text:style-name="P5">D. <text:span text:style-name="T4">Will not compile.</text:span> </text:p>
                </text:section>
              </text:section>
            </text:section>
          </text:section>
        </text:section>
      </text:section>
      <text:section text:style-name="Sect1" text:name="q38">
        <text:h text:style-name="Heading_20_3" text:outline-level="3">Question 38</text:h>
        <text:p text:style-name="P5"/>
        <text:p text:style-name="P5">Predict the output of below program</text:p>
        <text:p text:style-name="P5"/>
        <text:p text:style-name="P5">class StaticTest</text:p>
        <text:p text:style-name="P15">{</text:p>
        <text:p text:style-name="P15">static int var=10;</text:p>
        <text:p text:style-name="P15">}</text:p>
        <text:p text:style-name="P5"/>
        <text:p text:style-name="P15">class Test</text:p>
        <text:p text:style-name="P15">{</text:p>
        <text:p text:style-name="P15">int var=33;</text:p>
        <text:p text:style-name="P16">public static void main(String args[]) </text:p>
        <text:p text:style-name="P16">{</text:p>
        <text:p text:style-name="P16">System.out.println(StaticTest.var);</text:p>
        <text:p text:style-name="P16">}</text:p>
        <text:p text:style-name="P15">}</text:p>
        <text:p text:style-name="P5">Select one:</text:p>
        <text:p text:style-name="P5">A. <text:span text:style-name="T4">10</text:span> </text:p>
        <text:p text:style-name="P10">B. Compilation error </text:p>
        <text:p text:style-name="P5">C. 33 </text:p>
        <text:p text:style-name="P5">D. Runtime Exception </text:p>
      </text:section>
      <text:section text:style-name="Sect1" text:name="q39">
        <text:h text:style-name="Heading_20_3" text:outline-level="3"><text:soft-page-break/>Question 39</text:h>
        <text:p text:style-name="P5"/>
        <text:p text:style-name="P5">Identify the type of inheritance when two or more subclasses inherit the properties of a super class.</text:p>
        <text:p text:style-name="P5">Select one:</text:p>
        <text:p text:style-name="P5">a. Multiple inheritance </text:p>
        <text:p text:style-name="P5">b. Single inheritance </text:p>
        <text:p text:style-name="P5">c. Multilevel inheritance </text:p>
        <text:p text:style-name="P5">d. <text:span text:style-name="T4">Hierarchical inheritance</text:span> </text:p>
      </text:section>
      <text:section text:style-name="Sect1" text:name="q40">
        <text:h text:style-name="Heading_20_3" text:outline-level="3">Question 40</text:h>
        <text:p text:style-name="P5"/>
        <text:p text:style-name="Text_20_body">What is the return type of Constructors?</text:p>
        <text:p text:style-name="P5">Select one:</text:p>
        <text:p text:style-name="P5">A. int </text:p>
        <text:p text:style-name="P10">B. void </text:p>
        <text:p text:style-name="P5">C. float </text:p>
        <text:p text:style-name="P5"><text:span text:style-name="T5">D. none of above</text:span> </text:p>
      </text:section>
      <text:section text:style-name="Sect1" text:name="q41">
        <text:h text:style-name="Heading_20_3" text:outline-level="3">Question 41</text:h>
        <text:p text:style-name="P5"/>
        <text:p text:style-name="P5">Which of the following feature is not supported by java ?</text:p>
        <text:p text:style-name="P5">Select one:</text:p>
        <text:p text:style-name="P5">a. Multithreading </text:p>
        <text:p text:style-name="P5">b. Reflection </text:p>
        <text:p text:style-name="P5">c. <text:span text:style-name="T4">Operator Overloading</text:span> </text:p>
        <text:p text:style-name="P5">d. Garbage Collection </text:p>
      </text:section>
      <text:section text:style-name="Sect1" text:name="q42">
        <text:h text:style-name="Heading_20_3" text:outline-level="3">Question 42</text:h>
        <text:p text:style-name="P5"/>
        <text:p text:style-name="P5">What is Truncation in Java?</text:p>
        <text:p text:style-name="P5">Select one:</text:p>
        <text:p text:style-name="P5">A. <text:span text:style-name="T4">Floating-point value assigned to an integer type.</text:span> </text:p>
        <text:p text:style-name="P5">B. Integer value assigned to floating type. </text:p>
        <text:p text:style-name="P5">C. Floating-point value assigned to an Floating type. </text:p>
        <text:p text:style-name="P5">D. Integer value assigned to floating type. </text:p>
      </text:section>
      <text:section text:style-name="Sect1" text:name="q43">
        <text:h text:style-name="Heading_20_3" text:outline-level="3">Question 43</text:h>
        <text:p text:style-name="P5"/>
        <text:p text:style-name="P5">Which keyword is used to create an instance of a class?</text:p>
        <text:p text:style-name="P5">Select one:</text:p>
        <text:p text:style-name="P5">A.  final </text:p>
        <text:p text:style-name="P5">B.  instanceof </text:p>
        <text:p text:style-name="P5"><text:span text:style-name="T4">C.  new</text:span> </text:p>
        <text:p text:style-name="P5">D.  extends </text:p>
      </text:section>
      <text:section text:style-name="Sect1" text:name="q44">
        <text:h text:style-name="Heading_20_3" text:outline-level="3">Question 44</text:h>
        <text:p text:style-name="P5"/>
        <text:p text:style-name="Text_20_body">class Lock{<text:line-break/> public synchronized syncMethod(){<text:line-break/><text:soft-page-break/> <text:line-break/> }<text:line-break/> public unSyncMethod(){<text:line-break/>  <text:line-break/> }<text:line-break/>}</text:p>
        <text:p text:style-name="Text_20_body">While thread A is executing syncMethod() on object L1 of Lock, which of the following is true?</text:p>
        <text:p text:style-name="P5">Select one:</text:p>
        <text:p text:style-name="P5">A. thread B can not execute unSyncMethod() parallelly to thread A </text:p>
        <text:p text:style-name="P5"><text:span text:style-name="T4">B. thread B can execute unSyncMethod() parallelly to thread A</text:span> </text:p>
        <text:p text:style-name="P5">C. thread B can execute either syncMethod() or unSyncMethod() parallelly to thread A </text:p>
        <text:p text:style-name="P5">D. thread B can execute neither syncMethod() nor unSyncMethod() parallelly to thread A </text:p>
      </text:section>
      <text:section text:style-name="Sect1" text:name="q45">
        <text:h text:style-name="Heading_20_3" text:outline-level="3">Question 45</text:h>
        <text:p text:style-name="P5"/>
        <text:p text:style-name="Text_20_body">What is the output of this program?</text:p>
        <text:p text:style-name="Text_20_body">    <text:span text:style-name="Strong_20_Emphasis">class</text:span> recursion {</text:p>
        <text:p text:style-name="Text_20_body">        <text:span text:style-name="Strong_20_Emphasis">int</text:span> func (<text:span text:style-name="Strong_20_Emphasis">int</text:span> n) {</text:p>
        <text:p text:style-name="Text_20_body">            <text:span text:style-name="Strong_20_Emphasis">int</text:span> result;</text:p>
        <text:p text:style-name="Text_20_body">            <text:span text:style-name="Strong_20_Emphasis">if</text:span> (n == 1)</text:p>
        <text:p text:style-name="Text_20_body">                <text:span text:style-name="Strong_20_Emphasis">return</text:span> 1;</text:p>
        <text:p text:style-name="Text_20_body">            result = func (n - 1);</text:p>
        <text:p text:style-name="Text_20_body">            <text:span text:style-name="Strong_20_Emphasis">return</text:span> result;</text:p>
        <text:p text:style-name="Text_20_body">        }</text:p>
        <text:p text:style-name="Text_20_body">    }</text:p>
        <text:p text:style-name="Text_20_body">    <text:span text:style-name="Strong_20_Emphasis">class</text:span> Output {</text:p>
        <text:p text:style-name="Text_20_body">        <text:span text:style-name="Strong_20_Emphasis">public</text:span> <text:span text:style-name="Strong_20_Emphasis">static</text:span> <text:span text:style-name="Strong_20_Emphasis">void</text:span> main(String args[]) {</text:p>
        <text:p text:style-name="Text_20_body">            recursion obj = <text:span text:style-name="Strong_20_Emphasis">new</text:span> recursion() ;</text:p>
        <text:p text:style-name="Text_20_body">            System.out.print(obj.func(5));</text:p>
        <text:p text:style-name="Text_20_body">        }</text:p>
        <text:p text:style-name="Text_20_body">    }</text:p>
        <text:p text:style-name="P5">Select one:</text:p>
        <text:p text:style-name="P5">A. 0 </text:p>
        <text:p text:style-name="P7">B. 1 </text:p>
        <text:p text:style-name="P5">C. 120 </text:p>
      </text:section>
      <text:section text:style-name="Sect1" text:name="q46">
        <text:h text:style-name="Heading_20_3" text:outline-level="3">Question 46</text:h>
        <text:p text:style-name="P5"/>
        <text:p text:style-name="P5">Which method can be defined only once in a program?</text:p>
        <text:p text:style-name="P5">Select one:</text:p>
        <text:p text:style-name="P5"><text:span text:style-name="T4">A. main method</text:span> </text:p>
        <text:p text:style-name="P5">B. finalize method </text:p>
        <text:p text:style-name="P5">C. static method </text:p>
        <text:p text:style-name="P5">D. private method </text:p>
      </text:section>
      <text:section text:style-name="Sect1" text:name="q47">
        <text:h text:style-name="Heading_20_3" text:outline-level="3"><text:soft-page-break/>Question 47</text:h>
        <text:p text:style-name="P5"/>
        <text:p text:style-name="P5">Which of the following are true about interfaces.</text:p>
        <text:p text:style-name="P5">Select one:</text:p>
        <text:p text:style-name="P5">A. Methods declared in interfaces are implicitly private. </text:p>
        <text:p text:style-name="P5">B. <text:span text:style-name="T4">Variables declared in interfaces are implicitly public, static, and final.</text:span> </text:p>
        <text:p text:style-name="P5">C. An interface contains any number of method definitions. </text:p>
        <text:p text:style-name="P5">D. The keyword implements indicate that an interface inherits from another. </text:p>
      </text:section>
      <text:section text:style-name="Sect1" text:name="q48">
        <text:h text:style-name="Heading_20_3" text:outline-level="3">Question 48</text:h>
        <text:p text:style-name="P5"/>
        <text:p text:style-name="P5">Which of these is a super class of all exceptional type classes?</text:p>
        <text:p text:style-name="P5">Select one:</text:p>
        <text:p text:style-name="P5">A. String </text:p>
        <text:p text:style-name="P5">B. RuntimeExceptions </text:p>
        <text:p text:style-name="P5">C. <text:span text:style-name="T4">Throwable</text:span> </text:p>
        <text:p text:style-name="P5">D. Cachable </text:p>
      </text:section>
      <text:section text:style-name="Sect1" text:name="q49">
        <text:h text:style-name="Heading_20_3" text:outline-level="3">Question 49</text:h>
        <text:p text:style-name="P5"/>
        <text:p text:style-name="Text_20_body">Predict the output of the below mentioned program<text:line-break/><text:line-break/> class Calculator</text:p>
        <text:p text:style-name="Text_20_body">{</text:p>
        <text:p text:style-name="Text_20_body">public int add(int num1,int num2)</text:p>
        <text:p text:style-name="Text_20_body">{</text:p>
        <text:p text:style-name="Text_20_body">return num1+num2;</text:p>
        <text:p text:style-name="Text_20_body">}</text:p>
        <text:p text:style-name="Text_20_body">public float add(int num1,int num2)</text:p>
        <text:p text:style-name="Text_20_body">{</text:p>
        <text:p text:style-name="Text_20_body">return num1+num2;</text:p>
        <text:p text:style-name="Text_20_body">}</text:p>
        <text:p text:style-name="Text_20_body">}</text:p>
        <text:p text:style-name="Text_20_body">public class Test {</text:p>
        <text:p text:style-name="Text_20_body">public static void main(String[] args) {</text:p>
        <text:p text:style-name="Text_20_body">Calculator calc=new Calculator();</text:p>
        <text:p text:style-name="Text_20_body">System.out.println(calc.add(10,20));</text:p>
        <text:p text:style-name="Text_20_body">}</text:p>
        <text:p text:style-name="Text_20_body">}</text:p>
        <text:p text:style-name="Text_20_body"> </text:p>
        <text:p text:style-name="P5">Select one:</text:p>
        <text:p text:style-name="P5">A. <text:span text:style-name="T4">Compilation error</text:span> </text:p>
        <text:p text:style-name="P5">B. Program will compile, but no output </text:p>
        <text:p text:style-name="P5"><text:soft-page-break/>C. Will print 30 </text:p>
        <text:p text:style-name="P5">D. None of above </text:p>
      </text:section>
      <text:section text:style-name="Sect1" text:name="q50">
        <text:h text:style-name="Heading_20_3" text:outline-level="3">Question 50</text:h>
        <text:p text:style-name="P5"><text:s/></text:p>
        <text:p text:style-name="Text_20_body"> What is the output of the following program ?</text:p>
        <text:p text:style-name="Text_20_body"> public class Test1{</text:p>
        <text:p text:style-name="P5">            static{</text:p>
        <text:p text:style-name="P5">                     System.out.println("Inside Static Block");</text:p>
        <text:p text:style-name="P5">            }</text:p>
        <text:p text:style-name="P5">            public static void main( String[] args ){</text:p>
        <text:p text:style-name="P5">                      System.out.println("Inside Main");</text:p>
        <text:p text:style-name="P5">             }</text:p>
        <text:p text:style-name="P5">}</text:p>
        <text:p text:style-name="P5">Select one:</text:p>
        <text:p text:style-name="P5">A. Will not compile </text:p>
        <text:p text:style-name="Text_20_body">B. Prints the following line</text:p>
        <text:list xml:id="list3776970184520078264" text:style-name="L1">
          <text:list-item>
            <text:p text:style-name="P20">Inside Main </text:p>
          </text:list-item>
        </text:list>
        <text:p text:style-name="P3">C. Prints the following lines:</text:p>
        <text:list xml:id="list3447392631920081429" text:style-name="L2">
          <text:list-item>
            <text:p text:style-name="P23">Inside Static Block </text:p>
          </text:list-item>
          <text:list-item>
            <text:p text:style-name="P21"><text:span text:style-name="T2">Inside Main</text:span> </text:p>
          </text:list-item>
        </text:list>
        <text:p text:style-name="Text_20_body">D. Prints the following lines</text:p>
        <text:list xml:id="list2445363035993883488" text:style-name="L3">
          <text:list-item>
            <text:p text:style-name="P26">Inside Main </text:p>
          </text:list-item>
          <text:list-item>
            <text:p text:style-name="P22">Inside Static Block </text:p>
          </text:list-item>
        </text:list>
      </text:section>
      <text:section text:style-name="Sect1" text:name="q51">
        <text:h text:style-name="Heading_20_3" text:outline-level="3">Question 51</text:h>
        <text:p text:style-name="P5"/>
        <text:p text:style-name="P5">Which of these jump statements can skip processing remainder of code in its body for a particular iteration?</text:p>
        <text:p text:style-name="P5">Select one:</text:p>
        <text:p text:style-name="P5">a. break </text:p>
        <text:p text:style-name="P5">b. return </text:p>
        <text:p text:style-name="P5">c. exit </text:p>
        <text:p text:style-name="P5"><text:span text:style-name="T4">d. continue</text:span> </text:p>
      </text:section>
      <text:section text:style-name="Sect1" text:name="q52">
        <text:h text:style-name="Heading_20_3" text:outline-level="3">Question 52</text:h>
        <text:p text:style-name="P5">Which of these operators is used to allocate memory to array variable in Java?</text:p>
        <text:p text:style-name="P5">Select one:</text:p>
        <text:p text:style-name="P5">a. malloc </text:p>
        <text:p text:style-name="P5">b. alloc </text:p>
        <text:p text:style-name="P5"><text:span text:style-name="T4">c. new</text:span> </text:p>
        <text:p text:style-name="P5">d. new malloc </text:p>
      </text:section>
      <text:section text:style-name="Sect1" text:name="q53">
        <text:h text:style-name="Heading_20_3" text:outline-level="3">Question 53</text:h>
        <text:p text:style-name="P5">Not yet answered</text:p>
        <text:p text:style-name="P5">Marked out of 1.00</text:p>
        <text:section text:style-name="Sect1" text:name="yui_3_17_2_1_1486181622643_86938">
          <text:p text:style-name="P5">Flag question</text:p>
        </text:section>
        <text:h text:style-name="Heading_20_4" text:outline-level="4"><text:soft-page-break/>Question text</text:h>
        <text:p text:style-name="P5">Java allows, same compiled program to be executed on multiple operating systems without any modification in the source code</text:p>
        <text:p text:style-name="P5">Select one:</text:p>
        <text:p text:style-name="P5"><text:span text:style-name="T4">True</text:span> </text:p>
        <text:p text:style-name="P5">False </text:p>
      </text:section>
      <text:section text:style-name="Sect1" text:name="q54">
        <text:h text:style-name="Heading_20_3" text:outline-level="3">Question 54</text:h>
        <text:p text:style-name="P5">Not yet answered</text:p>
        <text:p text:style-name="P5">Marked out of 1.00</text:p>
        <text:section text:style-name="Sect1" text:name="yui_3_17_2_1_1486181622643_86944">
          <text:p text:style-name="P5">Flag question</text:p>
        </text:section>
        <text:h text:style-name="Heading_20_4" text:outline-level="4">Question text</text:h>
        <text:p text:style-name="Text_20_body">Which of the following is/are <text:span text:style-name="T1">true </text:span>about inheritance in Java.</text:p>
        <text:p text:style-name="Text_20_body">1) In Java all classes inherit from the Object class directly or indirectly. The Object class is root of all classes.</text:p>
        <text:p text:style-name="Text_20_body">2) Multiple inheritance is not allowed in Java.</text:p>
        <text:p text:style-name="Text_20_body">3) Unlike C++, there is nothing like type of inheritance in Java where we can specify whether the inheritance is protected, public or private.</text:p>
        <text:p text:style-name="P5">Select one:</text:p>
        <text:p text:style-name="P5"><text:span text:style-name="T4">a. 1, 2 and 3</text:span> </text:p>
        <text:p text:style-name="P5">b. 1 and 2 </text:p>
        <text:p text:style-name="P5">c. 2 and 3 </text:p>
        <text:p text:style-name="P5">d. 1 and 3 </text:p>
      </text:section>
      <text:section text:style-name="Sect1" text:name="q55">
        <text:h text:style-name="Heading_20_3" text:outline-level="3">Question 55</text:h>
        <text:p text:style-name="P5">Not yet answered</text:p>
        <text:p text:style-name="P5">Marked out of 1.00</text:p>
        <text:section text:style-name="Sect1" text:name="yui_3_17_2_1_1486181622643_86950">
          <text:p text:style-name="P5">Flag question</text:p>
        </text:section>
        <text:h text:style-name="Heading_20_4" text:outline-level="4">Question text</text:h>
        <text:p text:style-name="Text_20_body">What will happen when you attempt to compile and run the following code?</text:p>
        <text:p text:style-name="Text_20_body">class Base{</text:p>
        <text:p text:style-name="Text_20_body">Base(){</text:p>
        <text:p text:style-name="Text_20_body">System.out.println("Base");</text:p>
        <text:p text:style-name="Text_20_body">        }</text:p>
        <text:p text:style-name="Text_20_body">}</text:p>
        <text:p text:style-name="Text_20_body"> </text:p>
        <text:p text:style-name="Text_20_body">public class Checket extends Base{</text:p>
        <text:p text:style-name="Text_20_body">public static void main(String argv[]){</text:p>
        <text:p text:style-name="Text_20_body">Checket c = new Checket();</text:p>
        <text:p text:style-name="Text_20_body">super();</text:p>
        <text:p text:style-name="Text_20_body">        }</text:p>
        <text:p text:style-name="Text_20_body"><text:soft-page-break/> </text:p>
        <text:p text:style-name="Text_20_body">Checket(){</text:p>
        <text:p text:style-name="Text_20_body">System.out.println("Checket"); </text:p>
        <text:p text:style-name="Text_20_body">        }      </text:p>
        <text:p text:style-name="Text_20_body">}</text:p>
        <text:p text:style-name="P5">Select one:</text:p>
        <text:p text:style-name="P5">A. <text:span text:style-name="T4">Compile time error</text:span> </text:p>
        <text:p text:style-name="P5">B. Checket followed by Base </text:p>
        <text:p text:style-name="P5">C. Base followed by Checket </text:p>
        <text:p text:style-name="P5">D. runtime error </text:p>
      </text:section>
      <text:section text:style-name="Sect1" text:name="q56">
        <text:h text:style-name="Heading_20_3" text:outline-level="3">Question 56</text:h>
        <text:p text:style-name="P5">Not yet answered</text:p>
        <text:p text:style-name="P5">Marked out of 1.00</text:p>
        <text:section text:style-name="Sect1" text:name="yui_3_17_2_1_1486181622643_86956">
          <text:p text:style-name="P5">Flag question</text:p>
        </text:section>
        <text:h text:style-name="Heading_20_4" text:outline-level="4">Question text</text:h>
        <text:p text:style-name="P5">Which of these class is related to all the exceptions that cannot be caught?</text:p>
        <text:p text:style-name="P5">Select one:</text:p>
        <text:p text:style-name="P5"><text:span text:style-name="T3">a. Error</text:span> </text:p>
        <text:p text:style-name="P5">b. Exception </text:p>
        <text:p text:style-name="P5">c. RuntimeExecption </text:p>
        <text:p text:style-name="P5">d. <text:span text:style-name="T9">All of the mentioned</text:span> </text:p>
      </text:section>
      <text:section text:style-name="Sect1" text:name="q57">
        <text:h text:style-name="Heading_20_3" text:outline-level="3">Question 57</text:h>
        <text:p text:style-name="P5">Not yet answered</text:p>
        <text:p text:style-name="P5">Marked out of 1.00</text:p>
        <text:section text:style-name="Sect1" text:name="yui_3_17_2_1_1486181622643_86962">
          <text:p text:style-name="P5">Flag question</text:p>
        </text:section>
        <text:h text:style-name="Heading_20_4" text:outline-level="4">Question text</text:h>
        <text:p text:style-name="Text_20_body">What is the output for the below code ?<text:line-break/> <text:line-break/><text:line-break/>public class Test {  <text:line-break/>public static void main(String[] args) { <text:line-break/>Boolean expr = true; <text:line-break/>if (expr) { <text:line-break/>System.out.println("true"); <text:line-break/>} else { <text:line-break/>System.out.println("false"); <text:line-break/>} <text:line-break/>} <text:line-break/>}</text:p>
        <text:p text:style-name="Text_20_body"> </text:p>
        <text:p text:style-name="P5">Select one:</text:p>
        <text:p text:style-name="P7">A. True </text:p>
        <text:p text:style-name="P5">B. <text:span text:style-name="T5">Compile Error - can't use Boolean object in if().</text:span> </text:p>
        <text:p text:style-name="P5">C. false </text:p>
        <text:p text:style-name="P5"><text:soft-page-break/>D. Compile Properly but Runtime Exception. </text:p>
      </text:section>
      <text:section text:style-name="Sect1" text:name="q58">
        <text:h text:style-name="Heading_20_3" text:outline-level="3">Question 58</text:h>
        <text:p text:style-name="Text_20_body">Providing access to an object only through its member functions, while keeping the details private is called</text:p>
        <text:p text:style-name="P5">Select one:</text:p>
        <text:p text:style-name="P5">a. information hiding </text:p>
        <text:p text:style-name="P5"><text:span text:style-name="T4">b. encapsulation</text:span> </text:p>
        <text:p text:style-name="P5">c. abstraction </text:p>
        <text:p text:style-name="P5">d. class </text:p>
      </text:section>
      <text:section text:style-name="Sect1" text:name="q59">
        <text:h text:style-name="Heading_20_3" text:outline-level="3">Question 59</text:h>
        <text:p text:style-name="P5"><text:s/></text:p>
        <text:p text:style-name="Text_20_body">Which method of ServerSocket class is used for making the server wait for the client requests?</text:p>
        <text:p text:style-name="P5">Select one:</text:p>
        <text:p text:style-name="P5">A. wait() </text:p>
        <text:p text:style-name="P5">B. listen() </text:p>
        <text:p text:style-name="P5">C. join() </text:p>
        <text:p text:style-name="P5"><text:span text:style-name="T4">D. accept()</text:span> </text:p>
      </text:section>
      <text:section text:style-name="Sect1" text:name="q60">
        <text:h text:style-name="Heading_20_3" text:outline-level="3">Question 60</text:h>
        <text:p text:style-name="P5"><text:s/></text:p>
        <text:p text:style-name="P17">What will be the output of the program?</text:p>
        <text:p text:style-name="Text_20_body">public class Sample </text:p>
        <text:p text:style-name="Text_20_body">{  </text:p>
        <text:p text:style-name="Text_20_body">    public static void main(String[] args) </text:p>
        <text:p text:style-name="Text_20_body">    {</text:p>
        <text:p text:style-name="Text_20_body">        try </text:p>
        <text:p text:style-name="Text_20_body">        { </text:p>
        <text:p text:style-name="Text_20_body">            return; </text:p>
        <text:p text:style-name="Text_20_body">        } </text:p>
        <text:p text:style-name="Text_20_body">        finally </text:p>
        <text:p text:style-name="Text_20_body">        {</text:p>
        <text:p text:style-name="Text_20_body">            System.out.println( "Finally" ); </text:p>
        <text:p text:style-name="Text_20_body">        } </text:p>
        <text:p text:style-name="Text_20_body">    } </text:p>
        <text:p text:style-name="Text_20_body">}</text:p>
        <text:p text:style-name="P5">Select one:</text:p>
        <text:p text:style-name="P5">A. <text:span text:style-name="T4">Finally</text:span> </text:p>
        <text:p text:style-name="P5">B. Compilation fails </text:p>
        <text:p text:style-name="P5">C. The code runs with no output </text:p>
        <text:p text:style-name="P5">D. An exception is thrown at runtime </text:p>
      </text:section>
      <text:section text:style-name="Sect1" text:name="q61">
        <text:h text:style-name="Heading_20_3" text:outline-level="3"><text:soft-page-break/>Question 61</text:h>
        <text:p text:style-name="P5"><text:s/></text:p>
        <text:p text:style-name="P5">How can you have a "try catch" block that invokes methods that throw two different exceptions?</text:p>
        <text:p text:style-name="P5">Select one:</text:p>
        <text:p text:style-name="P5">A. Catch one exception in a "catch" block and the other in a "finally" block. </text:p>
        <text:p text:style-name="P5">B. Catch one exception in a "catch" block and the other via the return value. </text:p>
        <text:p text:style-name="P5">C. Use wait() between the calls to process all exceptions before continuing. </text:p>
        <text:p text:style-name="P5">D. <text:span text:style-name="T4">Include a "catch" block for each exception.</text:span> </text:p>
      </text:section>
      <text:section text:style-name="Sect1" text:name="q62">
        <text:h text:style-name="Heading_20_3" text:outline-level="3">Question 62</text:h>
        <text:p text:style-name="P5"><text:s/></text:p>
        <text:p text:style-name="P5">If explicit constructors are not defined,which will be used to instantiate a new instance of class</text:p>
        <text:p text:style-name="P5">Select one:</text:p>
        <text:p text:style-name="P5">A. Empty constructor </text:p>
        <text:p text:style-name="P11">B.<text:span text:style-name="T6"> </text:span><text:span text:style-name="T6">Default constrcutor</text:span><text:span text:style-name="T6"> </text:span></text:p>
        <text:p text:style-name="P5">C. Nullary constructor </text:p>
        <text:p text:style-name="P7">D. All the above </text:p>
      </text:section>
      <text:section text:style-name="Sect1" text:name="q63">
        <text:h text:style-name="Heading_20_3" text:outline-level="3">Question 63</text:h>
        <text:p text:style-name="P5">Not yet answered</text:p>
        <text:p text:style-name="P5">Marked out of 1.00</text:p>
        <text:section text:style-name="Sect1" text:name="yui_3_17_2_1_1486181622643_86998">
          <text:p text:style-name="P5">Flag question</text:p>
        </text:section>
        <text:h text:style-name="Heading_20_4" text:outline-level="4">Question text</text:h>
        <text:p text:style-name="P5">Which among the following is the compulsory section of java program ?</text:p>
        <text:p text:style-name="P5">Select one:</text:p>
        <text:p text:style-name="P5">A. package Statement </text:p>
        <text:p text:style-name="P5">B. import Statement </text:p>
        <text:p text:style-name="P5">C. Documentation section </text:p>
        <text:p text:style-name="P5">D. <text:span text:style-name="T4">Class declaration section</text:span> </text:p>
      </text:section>
      <text:section text:style-name="Sect1" text:name="q64">
        <text:h text:style-name="Heading_20_3" text:outline-level="3">Question 64</text:h>
        <text:p text:style-name="P5"/>
        <text:p text:style-name="Text_20_body">What will be the output of the program?</text:p>
        <text:p text:style-name="Text_20_body">for(int i = 0; i &lt; 3; i++)</text:p>
        <text:p text:style-name="Text_20_body">{</text:p>
        <text:p text:style-name="Text_20_body">    switch(i)</text:p>
        <text:p text:style-name="Text_20_body">    {</text:p>
        <text:p text:style-name="Text_20_body">        case 0: break;</text:p>
        <text:p text:style-name="Text_20_body">        case 1: System.out.print("one ");</text:p>
        <text:p text:style-name="Text_20_body">        case 2: System.out.print("two ");</text:p>
        <text:p text:style-name="Text_20_body">        case 3: System.out.print("three ");</text:p>
        <text:p text:style-name="Text_20_body">    }</text:p>
        <text:p text:style-name="Text_20_body">}</text:p>
        <text:p text:style-name="Text_20_body">System.out.println("done");</text:p>
        <text:p text:style-name="Text_20_body"><text:soft-page-break/></text:p>
        <text:p text:style-name="Text_20_body"> </text:p>
        <text:p text:style-name="P5">Select one:</text:p>
        <text:p text:style-name="P5">done </text:p>
        <text:p text:style-name="P5">one two done </text:p>
        <text:p text:style-name="P5">one two three done </text:p>
        <text:p text:style-name="P5"><text:span text:style-name="T4">one two three two three done</text:span> </text:p>
      </text:section>
      <text:section text:style-name="Sect1" text:name="q65">
        <text:h text:style-name="Heading_20_3" text:outline-level="3">Question 65</text:h>
        <text:p text:style-name="P5"/>
        <text:p text:style-name="P5">Which of these process occur automatically by java run time system?</text:p>
        <text:p text:style-name="P5">Select one:</text:p>
        <text:p text:style-name="P5">A. Serialization </text:p>
        <text:p text:style-name="P5">B. Garbage collection </text:p>
        <text:p text:style-name="P5">C. File Filtering </text:p>
        <text:p text:style-name="P5">D. <text:span text:style-name="T4">All of the mentioned</text:span> </text:p>
      </text:section>
      <text:section text:style-name="Sect1" text:name="q66">
        <text:h text:style-name="Heading_20_3" text:outline-level="3">Question 66</text:h>
        <text:p text:style-name="P5"><text:s/></text:p>
        <text:p text:style-name="Text_20_body">Mechanism of deriving a class from another derived class is known as____</text:p>
        <text:p text:style-name="P5">Select one:</text:p>
        <text:p text:style-name="P5">A. Polymorphism </text:p>
        <text:p text:style-name="P5">B. Single Inheritance </text:p>
        <text:p text:style-name="P5">C. <text:span text:style-name="T4">Multilevel Inheritance</text:span> </text:p>
        <text:p text:style-name="P5">D. Multiple inheritance </text:p>
      </text:section>
      <text:section text:style-name="Sect1" text:name="q67">
        <text:h text:style-name="Heading_20_3" text:outline-level="3">Question 67</text:h>
        <text:p text:style-name="P5"/>
        <text:p text:style-name="P5">Exception that is identified during compile time is called ......... exception.</text:p>
        <text:p text:style-name="P5">Select one:</text:p>
        <text:p text:style-name="P5">A. user defined </text:p>
        <text:p text:style-name="P5">B. <text:span text:style-name="T4">checked</text:span> </text:p>
        <text:p text:style-name="P5">C. undefined </text:p>
        <text:p text:style-name="P5">D. defined </text:p>
      </text:section>
      <text:section text:style-name="Sect1" text:name="q68">
        <text:h text:style-name="Heading_20_3" text:outline-level="3">Question 68</text:h>
        <text:p text:style-name="P5"/>
        <text:p text:style-name="P5">In java , if you do not give a value to a variable before using it ,______</text:p>
        <text:p text:style-name="P5">Select one:</text:p>
        <text:p text:style-name="P5">a. It will contain a garbage value </text:p>
        <text:p text:style-name="P5">b. It will initialized with zero </text:p>
        <text:p text:style-name="P5">c. <text:span text:style-name="T4">Compiler will give an error</text:span> </text:p>
        <text:p text:style-name="P5">d. None of the options </text:p>
      </text:section>
      <text:section text:style-name="Sect1" text:name="q69">
        <text:h text:style-name="Heading_20_3" text:outline-level="3">Question 69</text:h>
        <text:p text:style-name="P5"/>
        <text:p text:style-name="P5">Which refers to a channel through which data flow from the source to the destination:</text:p>
        <text:p text:style-name="P5">Select one:</text:p>
        <text:p text:style-name="P5">A. String </text:p>
        <text:p text:style-name="P5"><text:soft-page-break/>B. Character </text:p>
        <text:p text:style-name="P5">C. <text:span text:style-name="T4">Stream</text:span> </text:p>
        <text:p text:style-name="P5">D. Buffer </text:p>
      </text:section>
      <text:section text:style-name="Sect1" text:name="q70">
        <text:h text:style-name="Heading_20_3" text:outline-level="3">Question 70</text:h>
        <text:p text:style-name="P5"/>
        <text:p text:style-name="Text_20_body">What is polymorphism in Java?</text:p>
        <text:p text:style-name="P5">Select one:</text:p>
        <text:p text:style-name="P9"><text:span text:style-name="T7">a. It is when a single variable is used with several different types of related objects at different places in a program</text:span> </text:p>
        <text:p text:style-name="P5">b. It is when a program uses several different types of objects, each with its own variable. </text:p>
        <text:p text:style-name="P5">c. It is when a single parent class has many child classes. </text:p>
        <text:p text:style-name="P5">d. None of the above options </text:p>
      </text:section>
      <text:section text:style-name="Sect1" text:name="q71">
        <text:h text:style-name="Heading_20_3" text:outline-level="3">Question 71</text:h>
        <text:p text:style-name="P5"><text:s/></text:p>
        <text:p text:style-name="P5">Which lines of the following will produce an error? <text:line-break/><text:line-break/>1. byte a1 = 2, a2 = 4, a3;<text:line-break/>2. short s = 16;<text:line-break/>3. a2 = s;<text:line-break/>4. a3 = a1 * a2;<text:line-break/>(The lines are numbered only for illustration in this question.)</text:p>
        <text:p text:style-name="P5">Select one:</text:p>
        <text:p text:style-name="P5">A. <text:span text:style-name="T3">Line 3 and Line 4</text:span> </text:p>
        <text:p text:style-name="P5">B. Line 1 only </text:p>
        <text:p text:style-name="P9">C. <text:span text:style-name="T10">Line 3 only</text:span> </text:p>
        <text:p text:style-name="P5">D. Line 1 and Line 4 </text:p>
      </text:section>
      <text:section text:style-name="Sect1" text:name="q72">
        <text:h text:style-name="Heading_20_3" text:outline-level="3">Question 72</text:h>
        <text:p text:style-name="P5"><text:s/></text:p>
        <text:p text:style-name="P5">What is the error in this code?<text:line-break/> byte b = 50; b = b * 50;</text:p>
        <text:p text:style-name="P5">Select one:</text:p>
        <text:p text:style-name="P12">a. b can not store the result 2500, limited by its range. </text:p>
        <text:p text:style-name="P9"><text:span text:style-name="T7">b. * operator has converted b * 50 into int, which can not be converted to byte without casting.</text:span> </text:p>
        <text:p text:style-name="P5">c. b can not contain value 50. </text:p>
        <text:p text:style-name="P5">d. No error in this code </text:p>
      </text:section>
      <text:section text:style-name="Sect1" text:name="q73">
        <text:h text:style-name="Heading_20_3" text:outline-level="3">Question 73</text:h>
        <text:p text:style-name="P5"/>
        <text:p text:style-name="P5">Which of the following loops will execute the body of loop even when condition controlling the loop is initially false?</text:p>
        <text:p text:style-name="P5">Select one:</text:p>
        <text:p text:style-name="P5"><text:span text:style-name="T4">a. do-while</text:span> </text:p>
        <text:p text:style-name="P5">b. while </text:p>
        <text:p text:style-name="P5">c. for </text:p>
        <text:p text:style-name="P5">d. None of the mentioned </text:p>
      </text:section>
      <text:section text:style-name="Sect1" text:name="q74">
        <text:h text:style-name="Heading_20_3" text:outline-level="3"><text:soft-page-break/>Question 74</text:h>
        <text:p text:style-name="P5"/>
        <text:p text:style-name="P5">An object’s class definition must include which of the following clauses in order to allow object I/O?</text:p>
        <text:p text:style-name="P5">Select one:</text:p>
        <text:p text:style-name="P5">a. implements Portable </text:p>
        <text:p text:style-name="P5">b. implements Recoverable </text:p>
        <text:p text:style-name="P5"><text:span text:style-name="T4">c. implements Serializable</text:span> </text:p>
        <text:p text:style-name="P5">d. implements Writable </text:p>
      </text:section>
      <text:section text:style-name="Sect1" text:name="q75">
        <text:h text:style-name="Heading_20_3" text:outline-level="3">Question 75</text:h>
        <text:p text:style-name="P5"><text:s/></text:p>
        <text:p text:style-name="P5">Which of the following is a valid declaration of an object of class Box?</text:p>
        <text:p text:style-name="P5">Select one:</text:p>
        <text:p text:style-name="P5">a. <text:span text:style-name="T4">Box obj = new Box();</text:span> </text:p>
        <text:p text:style-name="P5">b. Box obj = new Box; </text:p>
        <text:p text:style-name="P5">c. obj = new Box(); </text:p>
        <text:p text:style-name="P5">d. new Box obj; </text:p>
      </text:section>
      <text:section text:style-name="Sect1" text:name="q76">
        <text:h text:style-name="Heading_20_3" text:outline-level="3">Question 76</text:h>
        <text:h text:style-name="Heading_20_4" text:outline-level="4">Question text</text:h>
        <text:p text:style-name="P5">An expression involving byte, int, and literal numbers is promoted to which of these?</text:p>
        <text:p text:style-name="P5">Select one:</text:p>
        <text:p text:style-name="P5"><text:span text:style-name="T4">a. int</text:span> </text:p>
        <text:p text:style-name="P5"><text:span text:style-name="T6">b. long</text:span> </text:p>
        <text:p text:style-name="P5">c. byte </text:p>
        <text:p text:style-name="P5">d. float </text:p>
      </text:section>
      <text:section text:style-name="Sect1" text:name="q77">
        <text:h text:style-name="Heading_20_3" text:outline-level="3">Question 77</text:h>
        <text:p text:style-name="P5"/>
        <text:p text:style-name="Text_20_body">When writing exception handling code, if you specify, multiple catch block for a try block, you cannot specify the finally block</text:p>
        <text:p text:style-name="P5">Select one:</text:p>
        <text:p text:style-name="P5">True </text:p>
        <text:p text:style-name="P9"><text:span text:style-name="T7">False</text:span> </text:p>
      </text:section>
      <text:section text:style-name="Sect1" text:name="q78">
        <text:h text:style-name="Heading_20_3" text:outline-level="3">Question 78</text:h>
        <text:p text:style-name="P5"/>
        <text:h text:style-name="Heading_20_4" text:outline-level="4">Question text</text:h>
        <text:p text:style-name="P5">When a program class implements an interface, it must provide behavior for</text:p>
        <text:p text:style-name="P5">Select one:</text:p>
        <text:p text:style-name="P5">a. two methods defined in that interface </text:p>
        <text:p text:style-name="P5">b. any methods in a class </text:p>
        <text:p text:style-name="P5">c. only certain methods in that interface </text:p>
        <text:p text:style-name="P9"><text:span text:style-name="T7">d. all methods defined in that interface</text:span> </text:p>
      </text:section>
      <text:section text:style-name="Sect1" text:name="q79">
        <text:h text:style-name="Heading_20_3" text:outline-level="3"><text:soft-page-break/>Question 79</text:h>
        <text:p text:style-name="P5"/>
        <text:p text:style-name="Text_20_body">What is the recommended order of declaring variable types?</text:p>
        <text:p text:style-name="P5">Select one:</text:p>
        <text:p text:style-name="P5">A. Public, protected, private </text:p>
        <text:p text:style-name="P9">B. <text:span text:style-name="T7">Private, protected, public</text:span> </text:p>
        <text:p text:style-name="P5">C. Protected, private, public </text:p>
        <text:p text:style-name="P5">D. The variables can be declared in any order </text:p>
      </text:section>
      <text:section text:style-name="Sect1" text:name="q80">
        <text:h text:style-name="Heading_20_3" text:outline-level="3">Question 80</text:h>
        <text:p text:style-name="P5">Not yet answered</text:p>
        <text:p text:style-name="P5">Marked out of 1.00</text:p>
        <text:section text:style-name="Sect1" text:name="yui_3_17_2_1_1486181622643_87100">
          <text:p text:style-name="P5">Flag question</text:p>
        </text:section>
        <text:h text:style-name="Heading_20_4" text:outline-level="4">Question text</text:h>
        <text:p text:style-name="Text_20_body">Which keyword is used by a method to refer to the object that invoked it?</text:p>
        <text:p text:style-name="P5">Select one:</text:p>
        <text:p text:style-name="P5">a. super </text:p>
        <text:p text:style-name="P5">b. parent </text:p>
        <text:p text:style-name="P5">c. abstract </text:p>
        <text:p text:style-name="P9">d. <text:span text:style-name="T7">this</text:span> </text:p>
      </text:section>
      <text:section text:style-name="Sect1" text:name="q81">
        <text:h text:style-name="Heading_20_3" text:outline-level="3">Question 81</text:h>
        <text:p text:style-name="P5"/>
        <text:p text:style-name="Text_20_body">Which one creates an instance of an array?</text:p>
        <text:p text:style-name="P5">.</text:p>
        <text:p text:style-name="P5">Select one:</text:p>
        <text:p text:style-name="P9"><text:span text:style-name="T7">int[ ] ia = new int[15];</text:span> </text:p>
        <text:p text:style-name="P5">float fa = new float[20]; </text:p>
        <text:p text:style-name="P5">char[ ] ca = "Some String"; </text:p>
        <text:p text:style-name="P5">int ia[ ] [ ] = { 4, 5, 6 }, { 1,2,3 }; </text:p>
      </text:section>
      <text:section text:style-name="Sect1" text:name="q82">
        <text:h text:style-name="Heading_20_3" text:outline-level="3">Question 82</text:h>
        <text:p text:style-name="P5"/>
        <text:p text:style-name="Text_20_body">Which of the following mechanisms is/are provided by Object Oriented Language to implement Object Oriented Model?</text:p>
        <text:p text:style-name="P5">Select one:</text:p>
        <text:p text:style-name="P5">A. Encapsulation </text:p>
        <text:p text:style-name="P5">B. Inheritance </text:p>
        <text:p text:style-name="P5">C. Polymorphism </text:p>
        <text:p text:style-name="P5"><text:span text:style-name="T2">D. </text:span><text:span text:style-name="T4">All of the above options</text:span> </text:p>
      </text:section>
      <text:section text:style-name="Sect1" text:name="q83">
        <text:h text:style-name="Heading_20_3" text:outline-level="3">Question 83</text:h>
        <text:p text:style-name="P5">Which of these cannot be declared static?</text:p>
        <text:p text:style-name="P5">Select one:</text:p>
        <text:p text:style-name="P5">A. class </text:p>
        <text:p text:style-name="P9">B. <text:span text:style-name="T7">object</text:span> </text:p>
        <text:p text:style-name="P5">C. variable </text:p>
        <text:p text:style-name="P5"><text:soft-page-break/>D. method </text:p>
      </text:section>
      <text:section text:style-name="Sect1" text:name="q84">
        <text:h text:style-name="Heading_20_3" text:outline-level="3">Question 84</text:h>
        <text:p text:style-name="P5"/>
        <text:p text:style-name="P1">Which of the following statements are incorrect?</text:p>
        <text:p text:style-name="P5">Select one:</text:p>
        <text:p text:style-name="P5">a. Default constructor is called at the time of declaration of the object if a constructor has not been defined. </text:p>
        <text:p text:style-name="P5">b. Constructor can be parameterized. </text:p>
        <text:p text:style-name="P5">c. finalize() method is called when a object goes out of scope and is no longer needed. </text:p>
        <text:p text:style-name="P9"><text:span text:style-name="T7">d. finalize() method must be declared protected.</text:span> </text:p>
      </text:section>
      <text:section text:style-name="Sect1" text:name="q85">
        <text:h text:style-name="Heading_20_3" text:outline-level="3">Question 85</text:h>
        <text:p text:style-name="P5"/>
        <text:p text:style-name="P5">Which is the last method invoked when an exception is raised?</text:p>
        <text:p text:style-name="P5">Select one:</text:p>
        <text:p text:style-name="P9"><text:span text:style-name="T7">A.  finally{}</text:span> </text:p>
        <text:p text:style-name="P5">B.  hashCode{} </text:p>
        <text:p text:style-name="P5">C.  finalize{} </text:p>
        <text:p text:style-name="P5">D.  toString{} </text:p>
      </text:section>
      <text:section text:style-name="Sect1" text:name="q86">
        <text:h text:style-name="Heading_20_3" text:outline-level="3">Question 86</text:h>
        <text:p text:style-name="P5"/>
        <text:p text:style-name="P5">An abstract class can not be instantiated because</text:p>
        <text:p text:style-name="P5">Select one:</text:p>
        <text:p text:style-name="P5">A. Abstract classes have only static methods </text:p>
        <text:p text:style-name="P5">B. Abstract classes can not be extended </text:p>
        <text:p text:style-name="P5">C. Abstract classes are not thread safe </text:p>
        <text:p text:style-name="P9">D. <text:span text:style-name="T7">Abstract classes contain un-implemented method definitions</text:span> </text:p>
      </text:section>
      <text:section text:style-name="Sect1" text:name="q87">
        <text:h text:style-name="Heading_20_3" text:outline-level="3">Question 87</text:h>
        <text:p text:style-name="P5"/>
        <text:p text:style-name="P5">What is the output of the following program ?<text:line-break/>  <text:line-break/>  class Test1{<text:line-break/>  <text:line-break/>   static{<text:line-break/>    <text:line-break/>    System.out.println("Inside Static Block");<text:line-break/>   }<text:line-break/>  <text:line-break/>   public static void main( String[] args ){<text:line-break/>  <text:line-break/>    System.out.println("Inside Main");<text:line-break/>   }<text:line-break/>  }</text:p>
        <text:p text:style-name="P5">Select one:</text:p>
        <text:p text:style-name="P5">A. Will not compile </text:p>
        <text:p text:style-name="P5">B. Prints the following line<text:line-break/>Inside Main </text:p>
        <text:p text:style-name="P9"><text:soft-page-break/>C. <text:span text:style-name="T7">Prints the following lines<text:line-break/>Inside Static Block <text:line-break/>Inside Main</text:span> </text:p>
        <text:p text:style-name="P5">D. Prints the following lines <text:line-break/>Inside Main <text:line-break/>Inside Static Block </text:p>
      </text:section>
      <text:section text:style-name="Sect1" text:name="q88">
        <text:h text:style-name="Heading_20_3" text:outline-level="3">Question 88</text:h>
        <text:p text:style-name="P5"/>
        <text:p text:style-name="P5">Which of these values is returned by read() method if end of file (EOF) is encountered?</text:p>
        <text:p text:style-name="P5">Select one:</text:p>
        <text:p text:style-name="P5">A. 0 </text:p>
        <text:p text:style-name="P5">B. 1 </text:p>
        <text:p text:style-name="P9">C.  <text:span text:style-name="T7">-1</text:span> </text:p>
        <text:p text:style-name="P5">D. Null </text:p>
      </text:section>
      <text:section text:style-name="Sect1" text:name="q89">
        <text:h text:style-name="Heading_20_3" text:outline-level="3">Question 89</text:h>
        <text:p text:style-name="P5"/>
        <text:p text:style-name="Text_20_body">When using method overriding, which of the following is true?</text:p>
        <text:p text:style-name="P5">Select one:</text:p>
        <text:p text:style-name="P5">a. The number of parameters determines which version of an overridden method is invoked. </text:p>
        <text:p text:style-name="P5">b. <text:span text:style-name="T4">The class determines which version of an overridden method is invoked.</text:span> </text:p>
        <text:p text:style-name="P5">c. The method determines which version of an overridden method is invoked. </text:p>
        <text:p text:style-name="P9">d. <text:span text:style-name="T10">The object reference determines which version of an overridden method is invoked.</text:span> </text:p>
      </text:section>
      <text:section text:style-name="Sect1" text:name="q90">
        <text:h text:style-name="Heading_20_3" text:outline-level="3">Question 90</text:h>
        <text:p text:style-name="P5"/>
        <text:p text:style-name="Text_20_body">Say true or false: If objects are encapsulated, the rest of the system interacts with an object only through a well-defined set of services</text:p>
        <text:p text:style-name="P5">Select one:</text:p>
        <text:p text:style-name="P9"><text:span text:style-name="T7">True</text:span> </text:p>
        <text:p text:style-name="P5">False </text:p>
      </text:section>
      <text:section text:style-name="Sect1" text:name="page-content">
        <text:p text:style-name="Standard"/>
        <text:p text:style-name="Standard"/>
        <text:p text:style-name="Standard">Which of the following feature is not supported by java ?</text:p>
        <text:p text:style-name="Standard">Select one:</text:p>
        <text:p text:style-name="Standard">a. Multithreading </text:p>
        <text:p text:style-name="Standard">b. Reflection </text:p>
        <text:p text:style-name="Standard">c. <text:span text:style-name="T3">Operator Overloading</text:span> </text:p>
        <text:p text:style-name="Standard">d. Garbage Collection </text:p>
        <text:h text:style-name="Heading_20_4" text:outline-level="4">Question text</text:h>
        <text:p text:style-name="Text_20_body">What is the output of the following program</text:p>
        <text:p text:style-name="Text_20_body">public class Test {<text:line-break/>   public static void main(String [] args) {<text:line-break/>   String str1 = "first string";<text:line-break/>    String str2 = new String("first string");<text:line-break/>    String str3 = "first string";<text:line-break/>    boolean test1 = (str1 == str2);<text:line-break/><text:soft-page-break/>    boolean test2 = (str1 == str3);<text:line-break/> if( test1 ) System.out.println("first");<text:line-break/> if( test2 ) System.out.println("second");<text:line-break/>   }<text:line-break/>}</text:p>
        <text:p text:style-name="P5">Select one:</text:p>
        <text:p text:style-name="P5">A. first </text:p>
        <text:p text:style-name="P5"><text:span text:style-name="T3">B. second</text:span> </text:p>
        <text:p text:style-name="P5">C. compilation error </text:p>
        <text:p text:style-name="P5">D. None of the above options </text:p>
        <text:p text:style-name="Standard"/>
        <text:p text:style-name="Standard"/>
        <text:p text:style-name="Standard"/>
        <text:p text:style-name="Standard">Which keyword can protect a class in a package from accessibility by the classes outside the package?</text:p>
        <text:p text:style-name="Standard">Select one:</text:p>
        <text:p text:style-name="P18">A. Don't use any keyword at all (make it default) </text:p>
        <text:p text:style-name="Standard">B. Private </text:p>
        <text:p text:style-name="Standard">C. Protected </text:p>
        <text:p text:style-name="Standard">D. Final</text:p>
        <text:p text:style-name="Text_20_body"/>
        <text:p text:style-name="Text_20_body">Which of these keywords cannot be used for a class which has been declared final?</text:p>
        <text:p text:style-name="P5">Select one:</text:p>
        <text:p text:style-name="P5"><text:span text:style-name="T3">A. abstract</text:span> </text:p>
        <text:p text:style-name="P5">B. extends </text:p>
        <text:p text:style-name="P5">C. abstract and extends </text:p>
        <text:p text:style-name="P5">D. None of the mentioned </text:p>
        <text:p text:style-name="Standard"/>
        <text:p text:style-name="Standard"/>
        <text:p text:style-name="Text_20_body">What is an aggregate object? </text:p>
        <text:p text:style-name="P5">Select one:</text:p>
        <text:p text:style-name="P5">A. An object instance that has only static methods. </text:p>
        <text:p text:style-name="P5">B. An object instance that has only primitive attributes. </text:p>
        <text:p text:style-name="P10">C. An object instance that contains other objects </text:p>
        <text:p text:style-name="P5">D. An object that has only primitive attributes and instances methods. </text:p>
        <text:p text:style-name="P5"/>
        <text:p text:style-name="Standard">The .................. object provides you with methods to access data from the table.</text:p>
        <text:p text:style-name="Standard">Select one:</text:p>
        <text:p text:style-name="Standard">A. ResultSet </text:p>
        <text:p text:style-name="Standard">B. Parametrized </text:p>
        <text:p text:style-name="Standard">C. TableStatement </text:p>
        <text:p text:style-name="Standard">D. Condition </text:p>
        <text:p text:style-name="Standard"/>
        <text:p text:style-name="Text_20_body">What is the output of this program?<text:line-break/><text:line-break/>        import java.text.*;<text:line-break/><text:line-break/>        import java.util.*;<text:line-break/><text:line-break/>        class Date_formatting {         <text:line-break/><text:line-break/><text:soft-page-break/>            public static void main(String args[]) {<text:line-break/><text:line-break/>                    Date date = new Date();<text:line-break/><text:line-break/>                    SimpleDateFormat sdf;<text:line-break/><text:line-break/>                sdf = new SimpleDateFormat("mm:hh:ss");<text:line-break/><text:line-break/>                System.out.print(sdf.format(date));<text:line-break/><text:line-break/>            }  <text:line-break/><text:line-break/>        }<text:line-break/><text:line-break/>Note : The program is executed at <text:span text:style-name="T1">3 </text:span>hour <text:span text:style-name="T1">55</text:span> minutes and <text:span text:style-name="T1">4</text:span> sec (<text:span text:style-name="T1">24 </text:span>hours time).</text:p>
        <text:p text:style-name="P5">Select one:</text:p>
        <text:p text:style-name="P5">A. 3:55:4 </text:p>
        <text:p text:style-name="P5">B. 3.55.4 </text:p>
        <text:p text:style-name="P10">C. 55:03:04 </text:p>
        <text:p text:style-name="P5">D. 03:55:04 </text:p>
        <text:p text:style-name="Standard"/>
        <text:p text:style-name="Standard">Which of these is used to access member of class before object of that class is created?</text:p>
        <text:p text:style-name="Standard">Select one:</text:p>
        <text:p text:style-name="Standard">a. public </text:p>
        <text:p text:style-name="Standard">b. private </text:p>
        <text:p text:style-name="P18">c. static </text:p>
        <text:p text:style-name="Standard">d. protected </text:p>
        <text:p text:style-name="Standard"/>
        <text:p text:style-name="P19">What is the error in the following code? </text:p>
        <text:p text:style-name="P4">          <text:span text:style-name="T8">class Test { </text:span></text:p>
        <text:p text:style-name="P4">          <text:span text:style-name="T8">abstract void display( ); </text:span></text:p>
        <text:p text:style-name="P4">           <text:span text:style-name="T8">}</text:span></text:p>
        <text:p text:style-name="P5">Select one:</text:p>
        <text:p text:style-name="P5">a. No error </text:p>
        <text:p text:style-name="P5">b. Method display( ) should be declared as static </text:p>
        <text:p text:style-name="P5">c. <text:span text:style-name="T3">Test class should be declared as abstract</text:span> </text:p>
        <text:p text:style-name="P5">d. Test class should be declared as public </text:p>
        <text:p text:style-name="Standard"/>
        <text:p text:style-name="Text_20_body">Predict the output of the following program</text:p>
        <text:p text:style-name="Text_20_body"> </text:p>
        <text:p text:style-name="Text_20_body">class Parent</text:p>
        <text:p text:style-name="Text_20_body">{</text:p>
        <text:p text:style-name="Text_20_body">}</text:p>
        <text:p text:style-name="Text_20_body">class Child extends Parent</text:p>
        <text:p text:style-name="Text_20_body">{</text:p>
        <text:p text:style-name="Text_20_body"><text:soft-page-break/>}</text:p>
        <text:p text:style-name="Text_20_body">public class Test {</text:p>
        <text:p text:style-name="Text_20_body">public static void main(String[] args) {</text:p>
        <text:p text:style-name="Text_20_body">Parent p=new Parent(); // line number 1</text:p>
        <text:p text:style-name="Text_20_body">Parent p1=new Child();// line number 2</text:p>
        <text:p text:style-name="Text_20_body">Child c=new Parent();//line number 3</text:p>
        <text:p text:style-name="Text_20_body">Child c1=new Child(); //line number 4</text:p>
        <text:p text:style-name="Text_20_body">}</text:p>
        <text:p text:style-name="Text_20_body">}</text:p>
        <text:p text:style-name="P5">Select one:</text:p>
        <text:p text:style-name="P10">A. Line number 3 will generate an error </text:p>
        <text:p text:style-name="P5">B. Line number 1 will generate an error </text:p>
        <text:p text:style-name="P5">C. Line number 2 will generate an error </text:p>
        <text:p text:style-name="P5">D. Line number 4 will generate an error </text:p>
        <text:p text:style-name="Standard"/>
        <text:p text:style-name="Text_20_body">A collection of methods with no implementation is called</text:p>
        <text:p text:style-name="P5">Select one:</text:p>
        <text:p text:style-name="P5">A.  Classes </text:p>
        <text:p text:style-name="P5">B.  <text:span text:style-name="T3">Interfaces</text:span> </text:p>
        <text:p text:style-name="P5">C.  Fields </text:p>
        <text:p text:style-name="P5">D.  Data </text:p>
        <text:p text:style-name="P5"/>
        <text:p text:style-name="Standard">Which of these cannot be used for a variable name in Java?</text:p>
        <text:p text:style-name="Standard">Select one:</text:p>
        <text:p text:style-name="Standard">A. identifier </text:p>
        <text:p text:style-name="Standard">B. keyword </text:p>
        <text:p text:style-name="P18">C. identifier &amp; keyword </text:p>
        <text:p text:style-name="Standard">D. None of the mentioned 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ans" svg:font-family="OpenSans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9M4S</meta:editing-duration>
    <meta:editing-cycles>49</meta:editing-cycles>
    <meta:generator>OpenOffice/4.1.1$Win32 OpenOffice.org_project/411m6$Build-9775</meta:generator>
    <dc:date>2017-02-16T13:37:54.20</dc:date>
    <dc:creator>Anjitha </dc:creator>
    <meta:document-statistic meta:table-count="0" meta:image-count="0" meta:object-count="0" meta:page-count="28" meta:paragraph-count="957" meta:word-count="4309" meta:character-count="26054"/>
    <meta:user-defined meta:name="Info 1"/>
    <meta:user-defined meta:name="Info 2"/>
    <meta:user-defined meta:name="Info 3"/>
    <meta:user-defined meta:name="Info 4"/>
  </office:meta>
</office:document-meta>
</file>